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ed1c24"/>
      <style:text-properties fo: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Occlu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 %</text:p>
          </table:table-cell>
          <table:table-cell office:value-type="string" calcext:value-type="string">
            <text:p>Recall 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*100/SUM([.B2];[.C2])" office:value-type="float" office:value="20" calcext:value-type="float">
            <text:p>20</text:p>
          </table:table-cell>
          <table:table-cell table:formula="of:=[.B2]*100/SUM([.B2];[.D2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100/SUM([.B3];[.C3])" office:value-type="float" office:value="50" calcext:value-type="float">
            <text:p>50</text:p>
          </table:table-cell>
          <table:table-cell table:formula="of:=[.B3]*100/SUM([.B3];[.D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100/SUM([.B4];[.C4])" office:value-type="float" office:value="50" calcext:value-type="float">
            <text:p>50</text:p>
          </table:table-cell>
          <table:table-cell table:formula="of:=[.B4]*100/SUM([.B4];[.D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100/SUM([.B5];[.C5])" office:value-type="float" office:value="50" calcext:value-type="float">
            <text:p>50</text:p>
          </table:table-cell>
          <table:table-cell table:formula="of:=[.B5]*100/SUM([.B5];[.D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]*100/SUM([.B6];[.C6])" office:value-type="float" office:value="100" calcext:value-type="float">
            <text:p>100</text:p>
          </table:table-cell>
          <table:table-cell table:formula="of:=[.B6]*100/SUM([.B6];[.D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*100/SUM([.B7];[.C7])" office:value-type="float" office:value="100" calcext:value-type="float">
            <text:p>100</text:p>
          </table:table-cell>
          <table:table-cell table:formula="of:=[.B7]*100/SUM([.B7];[.D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8]*100/SUM([.B8];[.C8])" office:value-type="float" office:value="100" calcext:value-type="float">
            <text:p>100</text:p>
          </table:table-cell>
          <table:table-cell table:formula="of:=[.B8]*100/SUM([.B8];[.D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]*100/SUM([.B9];[.C9])" office:value-type="float" office:value="100" calcext:value-type="float">
            <text:p>100</text:p>
          </table:table-cell>
          <table:table-cell table:formula="of:=[.B9]*100/SUM([.B9];[.D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*100/SUM([.B10];[.C10])" office:value-type="float" office:value="100" calcext:value-type="float">
            <text:p>100</text:p>
          </table:table-cell>
          <table:table-cell table:formula="of:=[.B10]*100/SUM([.B10];[.D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]*100/SUM([.B11];[.C11])" office:value-type="float" office:value="100" calcext:value-type="float">
            <text:p>100</text:p>
          </table:table-cell>
          <table:table-cell table:formula="of:=[.B11]*100/SUM([.B11];[.D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]*100/SUM([.B12];[.C12])" office:value-type="float" office:value="100" calcext:value-type="float">
            <text:p>100</text:p>
          </table:table-cell>
          <table:table-cell table:formula="of:=[.B12]*100/SUM([.B12];[.D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]*100/SUM([.B13];[.C13])" office:value-type="float" office:value="100" calcext:value-type="float">
            <text:p>100</text:p>
          </table:table-cell>
          <table:table-cell table:formula="of:=[.B13]*100/SUM([.B13];[.D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]*100/SUM([.B14];[.C14])" office:value-type="float" office:value="100" calcext:value-type="float">
            <text:p>100</text:p>
          </table:table-cell>
          <table:table-cell table:formula="of:=[.B14]*100/SUM([.B14];[.D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*100/SUM([.B15];[.C15])" office:value-type="float" office:value="100" calcext:value-type="float">
            <text:p>100</text:p>
          </table:table-cell>
          <table:table-cell table:formula="of:=[.B15]*100/SUM([.B15];[.D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]*100/SUM([.B16];[.C16])" office:value-type="float" office:value="100" calcext:value-type="float">
            <text:p>100</text:p>
          </table:table-cell>
          <table:table-cell table:formula="of:=[.B16]*100/SUM([.B16];[.D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*100/SUM([.B17];[.C17])" office:value-type="float" office:value="100" calcext:value-type="float">
            <text:p>100</text:p>
          </table:table-cell>
          <table:table-cell table:formula="of:=[.B17]*100/SUM([.B17];[.D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]*100/SUM([.B18];[.C18])" office:value-type="float" office:value="100" calcext:value-type="float">
            <text:p>100</text:p>
          </table:table-cell>
          <table:table-cell table:formula="of:=[.B18]*100/SUM([.B18];[.D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]*100/SUM([.B19];[.C19])" office:value-type="float" office:value="100" calcext:value-type="float">
            <text:p>100</text:p>
          </table:table-cell>
          <table:table-cell table:formula="of:=[.B19]*100/SUM([.B19];[.D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]*100/SUM([.B20];[.C20])" office:value-type="float" office:value="100" calcext:value-type="float">
            <text:p>100</text:p>
          </table:table-cell>
          <table:table-cell table:formula="of:=[.B20]*100/SUM([.B20];[.D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]*100/SUM([.B21];[.C21])" office:value-type="float" office:value="100" calcext:value-type="float">
            <text:p>100</text:p>
          </table:table-cell>
          <table:table-cell table:formula="of:=[.B21]*100/SUM([.B21];[.D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*100/SUM([.B22];[.C22])" office:value-type="string" office:string-value="" calcext:value-type="error">
            <text:p>#DIV/0!</text:p>
          </table:table-cell>
          <table:table-cell table:formula="of:=[.B22]*100/SUM([.B22];[.D22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*100/SUM([.B23];[.C23])" office:value-type="string" office:string-value="" calcext:value-type="error">
            <text:p>#DIV/0!</text:p>
          </table:table-cell>
          <table:table-cell table:formula="of:=[.B23]*100/SUM([.B23];[.D2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]*100/SUM([.B24];[.C24])" office:value-type="float" office:value="100" calcext:value-type="float">
            <text:p>100</text:p>
          </table:table-cell>
          <table:table-cell table:formula="of:=[.B24]*100/SUM([.B24];[.D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]*100/SUM([.B25];[.C25])" office:value-type="float" office:value="100" calcext:value-type="float">
            <text:p>100</text:p>
          </table:table-cell>
          <table:table-cell table:formula="of:=[.B25]*100/SUM([.B25];[.D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]*100/SUM([.B26];[.C26])" office:value-type="float" office:value="100" calcext:value-type="float">
            <text:p>100</text:p>
          </table:table-cell>
          <table:table-cell table:formula="of:=[.B26]*100/SUM([.B26];[.D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]*100/SUM([.B27];[.C27])" office:value-type="float" office:value="100" calcext:value-type="float">
            <text:p>100</text:p>
          </table:table-cell>
          <table:table-cell table:formula="of:=[.B27]*100/SUM([.B27];[.D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]*100/SUM([.B28];[.C28])" office:value-type="float" office:value="100" calcext:value-type="float">
            <text:p>100</text:p>
          </table:table-cell>
          <table:table-cell table:formula="of:=[.B28]*100/SUM([.B28];[.D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]*100/SUM([.B29];[.C29])" office:value-type="float" office:value="100" calcext:value-type="float">
            <text:p>100</text:p>
          </table:table-cell>
          <table:table-cell table:formula="of:=[.B29]*100/SUM([.B29];[.D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]*100/SUM([.B30];[.C30])" office:value-type="float" office:value="100" calcext:value-type="float">
            <text:p>100</text:p>
          </table:table-cell>
          <table:table-cell table:formula="of:=[.B30]*100/SUM([.B30];[.D3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]*100/SUM([.B31];[.C31])" office:value-type="float" office:value="100" calcext:value-type="float">
            <text:p>100</text:p>
          </table:table-cell>
          <table:table-cell table:formula="of:=[.B31]*100/SUM([.B31];[.D3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2]*100/SUM([.B32];[.C32])" office:value-type="string" office:string-value="" calcext:value-type="error">
            <text:p>#DIV/0!</text:p>
          </table:table-cell>
          <table:table-cell table:formula="of:=[.B32]*100/SUM([.B32];[.D32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]*100/SUM([.B33];[.C33])" office:value-type="float" office:value="0" calcext:value-type="float">
            <text:p>0</text:p>
          </table:table-cell>
          <table:table-cell table:formula="of:=[.B33]*100/SUM([.B33];[.D33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*100/SUM([.B34];[.C34])" office:value-type="string" office:string-value="" calcext:value-type="error">
            <text:p>#DIV/0!</text:p>
          </table:table-cell>
          <table:table-cell table:formula="of:=[.B34]*100/SUM([.B34];[.D3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]*100/SUM([.B35];[.C35])" office:value-type="float" office:value="50" calcext:value-type="float">
            <text:p>50</text:p>
          </table:table-cell>
          <table:table-cell table:formula="of:=[.B35]*100/SUM([.B35];[.D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]*100/SUM([.B36];[.C36])" office:value-type="float" office:value="100" calcext:value-type="float">
            <text:p>100</text:p>
          </table:table-cell>
          <table:table-cell table:formula="of:=[.B36]*100/SUM([.B36];[.D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]*100/SUM([.B37];[.C37])" office:value-type="float" office:value="100" calcext:value-type="float">
            <text:p>100</text:p>
          </table:table-cell>
          <table:table-cell table:formula="of:=[.B37]*100/SUM([.B37];[.D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]*100/SUM([.B38];[.C38])" office:value-type="float" office:value="100" calcext:value-type="float">
            <text:p>100</text:p>
          </table:table-cell>
          <table:table-cell table:formula="of:=[.B38]*100/SUM([.B38];[.D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]*100/SUM([.B39];[.C39])" office:value-type="float" office:value="100" calcext:value-type="float">
            <text:p>100</text:p>
          </table:table-cell>
          <table:table-cell table:formula="of:=[.B39]*100/SUM([.B39];[.D3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]*100/SUM([.B40];[.C40])" office:value-type="float" office:value="100" calcext:value-type="float">
            <text:p>100</text:p>
          </table:table-cell>
          <table:table-cell table:formula="of:=[.B40]*100/SUM([.B40];[.D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]*100/SUM([.B41];[.C41])" office:value-type="float" office:value="100" calcext:value-type="float">
            <text:p>100</text:p>
          </table:table-cell>
          <table:table-cell table:formula="of:=[.B41]*100/SUM([.B41];[.D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]*100/SUM([.B42];[.C42])" office:value-type="float" office:value="100" calcext:value-type="float">
            <text:p>100</text:p>
          </table:table-cell>
          <table:table-cell table:formula="of:=[.B42]*100/SUM([.B42];[.D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3]*100/SUM([.B43];[.C43])" office:value-type="float" office:value="50" calcext:value-type="float">
            <text:p>50</text:p>
          </table:table-cell>
          <table:table-cell table:formula="of:=[.B43]*100/SUM([.B43];[.D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]*100/SUM([.B44];[.C44])" office:value-type="float" office:value="100" calcext:value-type="float">
            <text:p>100</text:p>
          </table:table-cell>
          <table:table-cell table:formula="of:=[.B44]*100/SUM([.B44];[.D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]*100/SUM([.B45];[.C45])" office:value-type="float" office:value="100" calcext:value-type="float">
            <text:p>100</text:p>
          </table:table-cell>
          <table:table-cell table:formula="of:=[.B45]*100/SUM([.B45];[.D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]*100/SUM([.B46];[.C46])" office:value-type="float" office:value="100" calcext:value-type="float">
            <text:p>100</text:p>
          </table:table-cell>
          <table:table-cell table:formula="of:=[.B46]*100/SUM([.B46];[.D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]*100/SUM([.B47];[.C47])" office:value-type="float" office:value="100" calcext:value-type="float">
            <text:p>100</text:p>
          </table:table-cell>
          <table:table-cell table:formula="of:=[.B47]*100/SUM([.B47];[.D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]*100/SUM([.B48];[.C48])" office:value-type="float" office:value="100" calcext:value-type="float">
            <text:p>100</text:p>
          </table:table-cell>
          <table:table-cell table:formula="of:=[.B48]*100/SUM([.B48];[.D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]*100/SUM([.B49];[.C49])" office:value-type="float" office:value="100" calcext:value-type="float">
            <text:p>100</text:p>
          </table:table-cell>
          <table:table-cell table:formula="of:=[.B49]*100/SUM([.B49];[.D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]*100/SUM([.B50];[.C50])" office:value-type="float" office:value="100" calcext:value-type="float">
            <text:p>100</text:p>
          </table:table-cell>
          <table:table-cell table:formula="of:=[.B50]*100/SUM([.B50];[.D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]*100/SUM([.B51];[.C51])" office:value-type="float" office:value="100" calcext:value-type="float">
            <text:p>100</text:p>
          </table:table-cell>
          <table:table-cell table:formula="of:=[.B51]*100/SUM([.B51];[.D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]*100/SUM([.B52];[.C52])" office:value-type="float" office:value="100" calcext:value-type="float">
            <text:p>100</text:p>
          </table:table-cell>
          <table:table-cell table:formula="of:=[.B52]*100/SUM([.B52];[.D5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]*100/SUM([.B53];[.C53])" office:value-type="float" office:value="100" calcext:value-type="float">
            <text:p>100</text:p>
          </table:table-cell>
          <table:table-cell table:formula="of:=[.B53]*100/SUM([.B53];[.D5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]*100/SUM([.B54];[.C54])" office:value-type="float" office:value="100" calcext:value-type="float">
            <text:p>100</text:p>
          </table:table-cell>
          <table:table-cell table:formula="of:=[.B54]*100/SUM([.B54];[.D54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]*100/SUM([.B55];[.C55])" office:value-type="float" office:value="100" calcext:value-type="float">
            <text:p>100</text:p>
          </table:table-cell>
          <table:table-cell table:formula="of:=[.B55]*100/SUM([.B55];[.D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6]*100/SUM([.B56];[.C56])" office:value-type="float" office:value="50" calcext:value-type="float">
            <text:p>50</text:p>
          </table:table-cell>
          <table:table-cell table:formula="of:=[.B56]*100/SUM([.B56];[.D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]*100/SUM([.B57];[.C57])" office:value-type="string" office:string-value="" calcext:value-type="error">
            <text:p>#DIV/0!</text:p>
          </table:table-cell>
          <table:table-cell table:formula="of:=[.B57]*100/SUM([.B57];[.D5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]*100/SUM([.B58];[.C58])" office:value-type="string" office:string-value="" calcext:value-type="error">
            <text:p>#DIV/0!</text:p>
          </table:table-cell>
          <table:table-cell table:formula="of:=[.B58]*100/SUM([.B58];[.D5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]*100/SUM([.B59];[.C59])" office:value-type="float" office:value="0" calcext:value-type="float">
            <text:p>0</text:p>
          </table:table-cell>
          <table:table-cell table:formula="of:=[.B59]*100/SUM([.B59];[.D59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]*100/SUM([.B60];[.C60])" office:value-type="string" office:string-value="" calcext:value-type="error">
            <text:p>#DIV/0!</text:p>
          </table:table-cell>
          <table:table-cell table:formula="of:=[.B60]*100/SUM([.B60];[.D6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1]*100/SUM([.B61];[.C61])" office:value-type="float" office:value="33.3333333333333" calcext:value-type="float">
            <text:p>33.3333333333333</text:p>
          </table:table-cell>
          <table:table-cell table:formula="of:=[.B61]*100/SUM([.B61];[.D61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]*100/SUM([.B62];[.C62])" office:value-type="float" office:value="100" calcext:value-type="float">
            <text:p>100</text:p>
          </table:table-cell>
          <table:table-cell table:formula="of:=[.B62]*100/SUM([.B62];[.D6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]*100/SUM([.B63];[.C63])" office:value-type="float" office:value="100" calcext:value-type="float">
            <text:p>100</text:p>
          </table:table-cell>
          <table:table-cell table:formula="of:=[.B63]*100/SUM([.B63];[.D6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]*100/SUM([.B64];[.C64])" office:value-type="float" office:value="100" calcext:value-type="float">
            <text:p>100</text:p>
          </table:table-cell>
          <table:table-cell table:formula="of:=[.B64]*100/SUM([.B64];[.D6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]*100/SUM([.B65];[.C65])" office:value-type="float" office:value="100" calcext:value-type="float">
            <text:p>100</text:p>
          </table:table-cell>
          <table:table-cell table:formula="of:=[.B65]*100/SUM([.B65];[.D6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]*100/SUM([.B66];[.C66])" office:value-type="string" office:string-value="" calcext:value-type="error">
            <text:p>#DIV/0!</text:p>
          </table:table-cell>
          <table:table-cell table:formula="of:=[.B66]*100/SUM([.B66];[.D6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7]*100/SUM([.B67];[.C67])" office:value-type="string" office:string-value="" calcext:value-type="error">
            <text:p>#DIV/0!</text:p>
          </table:table-cell>
          <table:table-cell table:formula="of:=[.B67]*100/SUM([.B67];[.D6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8]*100/SUM([.B68];[.C68])" office:value-type="float" office:value="0" calcext:value-type="float">
            <text:p>0</text:p>
          </table:table-cell>
          <table:table-cell table:formula="of:=[.B68]*100/SUM([.B68];[.D6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9]*100/SUM([.B69];[.C69])" office:value-type="float" office:value="0" calcext:value-type="float">
            <text:p>0</text:p>
          </table:table-cell>
          <table:table-cell table:formula="of:=[.B69]*100/SUM([.B69];[.D6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0]*100/SUM([.B70];[.C70])" office:value-type="string" office:string-value="" calcext:value-type="error">
            <text:p>#DIV/0!</text:p>
          </table:table-cell>
          <table:table-cell table:formula="of:=[.B70]*100/SUM([.B70];[.D7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1]*100/SUM([.B71];[.C71])" office:value-type="float" office:value="33.3333333333333" calcext:value-type="float">
            <text:p>33.3333333333333</text:p>
          </table:table-cell>
          <table:table-cell table:formula="of:=[.B71]*100/SUM([.B71];[.D7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2]*100/SUM([.B72];[.C72])" office:value-type="float" office:value="100" calcext:value-type="float">
            <text:p>100</text:p>
          </table:table-cell>
          <table:table-cell table:formula="of:=[.B72]*100/SUM([.B72];[.D7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3]*100/SUM([.B73];[.C73])" office:value-type="float" office:value="100" calcext:value-type="float">
            <text:p>100</text:p>
          </table:table-cell>
          <table:table-cell table:formula="of:=[.B73]*100/SUM([.B73];[.D73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4]*100/SUM([.B74];[.C74])" office:value-type="float" office:value="100" calcext:value-type="float">
            <text:p>100</text:p>
          </table:table-cell>
          <table:table-cell table:formula="of:=[.B74]*100/SUM([.B74];[.D74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5]*100/SUM([.B75];[.C75])" office:value-type="float" office:value="100" calcext:value-type="float">
            <text:p>100</text:p>
          </table:table-cell>
          <table:table-cell table:formula="of:=[.B75]*100/SUM([.B75];[.D7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6]*100/SUM([.B76];[.C76])" office:value-type="float" office:value="100" calcext:value-type="float">
            <text:p>100</text:p>
          </table:table-cell>
          <table:table-cell table:formula="of:=[.B76]*100/SUM([.B76];[.D76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7]*100/SUM([.B77];[.C77])" office:value-type="float" office:value="100" calcext:value-type="float">
            <text:p>100</text:p>
          </table:table-cell>
          <table:table-cell table:formula="of:=[.B77]*100/SUM([.B77];[.D77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78]*100/SUM([.B78];[.C78])" office:value-type="string" office:string-value="" calcext:value-type="error">
            <text:p>#DIV/0!</text:p>
          </table:table-cell>
          <table:table-cell table:formula="of:=[.B78]*100/SUM([.B78];[.D78])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9]*100/SUM([.B79];[.C79])" office:value-type="string" office:string-value="" calcext:value-type="error">
            <text:p>#DIV/0!</text:p>
          </table:table-cell>
          <table:table-cell table:formula="of:=[.B79]*100/SUM([.B79];[.D7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0]*100/SUM([.B80];[.C80])" office:value-type="string" office:string-value="" calcext:value-type="error">
            <text:p>#DIV/0!</text:p>
          </table:table-cell>
          <table:table-cell table:formula="of:=[.B80]*100/SUM([.B80];[.D80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1]*100/SUM([.B81];[.C81])" office:value-type="string" office:string-value="" calcext:value-type="error">
            <text:p>#DIV/0!</text:p>
          </table:table-cell>
          <table:table-cell table:formula="of:=[.B81]*100/SUM([.B81];[.D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2]*100/SUM([.B82];[.C82])" office:value-type="string" office:string-value="" calcext:value-type="error">
            <text:p>#DIV/0!</text:p>
          </table:table-cell>
          <table:table-cell table:formula="of:=[.B82]*100/SUM([.B82];[.D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3]*100/SUM([.B83];[.C83])" office:value-type="string" office:string-value="" calcext:value-type="error">
            <text:p>#DIV/0!</text:p>
          </table:table-cell>
          <table:table-cell table:formula="of:=[.B83]*100/SUM([.B83];[.D83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84]*100/SUM([.B84];[.C84])" office:value-type="float" office:value="0" calcext:value-type="float">
            <text:p>0</text:p>
          </table:table-cell>
          <table:table-cell table:formula="of:=[.B84]*100/SUM([.B84];[.D84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5]*100/SUM([.B85];[.C85])" office:value-type="string" office:string-value="" calcext:value-type="error">
            <text:p>#DIV/0!</text:p>
          </table:table-cell>
          <table:table-cell table:formula="of:=[.B85]*100/SUM([.B85];[.D85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6]*100/SUM([.B86];[.C86])" office:value-type="float" office:value="50" calcext:value-type="float">
            <text:p>50</text:p>
          </table:table-cell>
          <table:table-cell table:formula="of:=[.B86]*100/SUM([.B86];[.D8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7]*100/SUM([.B87];[.C87])" office:value-type="float" office:value="50" calcext:value-type="float">
            <text:p>50</text:p>
          </table:table-cell>
          <table:table-cell table:formula="of:=[.B87]*100/SUM([.B87];[.D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8]*100/SUM([.B88];[.C88])" office:value-type="string" office:string-value="" calcext:value-type="error">
            <text:p>#DIV/0!</text:p>
          </table:table-cell>
          <table:table-cell table:formula="of:=[.B88]*100/SUM([.B88];[.D8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9]*100/SUM([.B89];[.C89])" office:value-type="float" office:value="0" calcext:value-type="float">
            <text:p>0</text:p>
          </table:table-cell>
          <table:table-cell table:formula="of:=[.B89]*100/SUM([.B89];[.D89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90]*100/SUM([.B90];[.C90])" office:value-type="float" office:value="0" calcext:value-type="float">
            <text:p>0</text:p>
          </table:table-cell>
          <table:table-cell table:formula="of:=[.B90]*100/SUM([.B90];[.D90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1]*100/SUM([.B91];[.C91])" office:value-type="float" office:value="0" calcext:value-type="float">
            <text:p>0</text:p>
          </table:table-cell>
          <table:table-cell table:formula="of:=[.B91]*100/SUM([.B91];[.D91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2]*100/SUM([.B92];[.C92])" office:value-type="float" office:value="0" calcext:value-type="float">
            <text:p>0</text:p>
          </table:table-cell>
          <table:table-cell table:formula="of:=[.B92]*100/SUM([.B92];[.D92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3]*100/SUM([.B93];[.C93])" office:value-type="string" office:string-value="" calcext:value-type="error">
            <text:p>#DIV/0!</text:p>
          </table:table-cell>
          <table:table-cell table:formula="of:=[.B93]*100/SUM([.B93];[.D93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94]*100/SUM([.B94];[.C94])" office:value-type="float" office:value="100" calcext:value-type="float">
            <text:p>100</text:p>
          </table:table-cell>
          <table:table-cell table:formula="of:=[.B94]*100/SUM([.B94];[.D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5]*100/SUM([.B95];[.C95])" office:value-type="string" office:string-value="" calcext:value-type="error">
            <text:p>#DIV/0!</text:p>
          </table:table-cell>
          <table:table-cell table:formula="of:=[.B95]*100/SUM([.B95];[.D95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6]*100/SUM([.B96];[.C96])" office:value-type="float" office:value="0" calcext:value-type="float">
            <text:p>0</text:p>
          </table:table-cell>
          <table:table-cell table:formula="of:=[.B96]*100/SUM([.B96];[.D9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7]*100/SUM([.B97];[.C97])" office:value-type="float" office:value="0" calcext:value-type="float">
            <text:p>0</text:p>
          </table:table-cell>
          <table:table-cell table:formula="of:=[.B97]*100/SUM([.B97];[.D9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98]*100/SUM([.B98];[.C98])" office:value-type="float" office:value="0" calcext:value-type="float">
            <text:p>0</text:p>
          </table:table-cell>
          <table:table-cell table:formula="of:=[.B98]*100/SUM([.B98];[.D9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9]*100/SUM([.B99];[.C99])" office:value-type="string" office:string-value="" calcext:value-type="error">
            <text:p>#DIV/0!</text:p>
          </table:table-cell>
          <table:table-cell table:formula="of:=[.B99]*100/SUM([.B99];[.D9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0]*100/SUM([.B100];[.C100])" office:value-type="float" office:value="50" calcext:value-type="float">
            <text:p>50</text:p>
          </table:table-cell>
          <table:table-cell table:formula="of:=[.B100]*100/SUM([.B100];[.D1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1]*100/SUM([.B101];[.C101])" office:value-type="float" office:value="50" calcext:value-type="float">
            <text:p>50</text:p>
          </table:table-cell>
          <table:table-cell table:formula="of:=[.B101]*100/SUM([.B101];[.D1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02]*100/SUM([.B102];[.C102])" office:value-type="float" office:value="0" calcext:value-type="float">
            <text:p>0</text:p>
          </table:table-cell>
          <table:table-cell table:formula="of:=[.B102]*100/SUM([.B102];[.D10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3]*100/SUM([.B103];[.C103])" office:value-type="string" office:string-value="" calcext:value-type="error">
            <text:p>#DIV/0!</text:p>
          </table:table-cell>
          <table:table-cell table:formula="of:=[.B103]*100/SUM([.B103];[.D10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4]*100/SUM([.B104];[.C104])" office:value-type="float" office:value="0" calcext:value-type="float">
            <text:p>0</text:p>
          </table:table-cell>
          <table:table-cell table:formula="of:=[.B104]*100/SUM([.B104];[.D10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05]*100/SUM([.B105];[.C105])" office:value-type="string" office:string-value="" calcext:value-type="error">
            <text:p>#DIV/0!</text:p>
          </table:table-cell>
          <table:table-cell table:formula="of:=[.B105]*100/SUM([.B105];[.D10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06]*100/SUM([.B106];[.C106])" office:value-type="float" office:value="50" calcext:value-type="float">
            <text:p>50</text:p>
          </table:table-cell>
          <table:table-cell table:formula="of:=[.B106]*100/SUM([.B106];[.D10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7]*100/SUM([.B107];[.C107])" office:value-type="float" office:value="100" calcext:value-type="float">
            <text:p>100</text:p>
          </table:table-cell>
          <table:table-cell table:formula="of:=[.B107]*100/SUM([.B107];[.D1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8]*100/SUM([.B108];[.C108])" office:value-type="float" office:value="100" calcext:value-type="float">
            <text:p>100</text:p>
          </table:table-cell>
          <table:table-cell table:formula="of:=[.B108]*100/SUM([.B108];[.D1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9]*100/SUM([.B109];[.C109])" office:value-type="float" office:value="100" calcext:value-type="float">
            <text:p>100</text:p>
          </table:table-cell>
          <table:table-cell table:formula="of:=[.B109]*100/SUM([.B109];[.D1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0]*100/SUM([.B110];[.C110])" office:value-type="float" office:value="100" calcext:value-type="float">
            <text:p>100</text:p>
          </table:table-cell>
          <table:table-cell table:formula="of:=[.B110]*100/SUM([.B110];[.D1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1]*100/SUM([.B111];[.C111])" office:value-type="float" office:value="100" calcext:value-type="float">
            <text:p>100</text:p>
          </table:table-cell>
          <table:table-cell table:formula="of:=[.B111]*100/SUM([.B111];[.D11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2]*100/SUM([.B112];[.C112])" office:value-type="float" office:value="100" calcext:value-type="float">
            <text:p>100</text:p>
          </table:table-cell>
          <table:table-cell table:formula="of:=[.B112]*100/SUM([.B112];[.D1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3]*100/SUM([.B113];[.C113])" office:value-type="float" office:value="100" calcext:value-type="float">
            <text:p>100</text:p>
          </table:table-cell>
          <table:table-cell table:formula="of:=[.B113]*100/SUM([.B113];[.D1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14]*100/SUM([.B114];[.C114])" office:value-type="string" office:string-value="" calcext:value-type="error">
            <text:p>#DIV/0!</text:p>
          </table:table-cell>
          <table:table-cell table:formula="of:=[.B114]*100/SUM([.B114];[.D11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5]*100/SUM([.B115];[.C115])" office:value-type="float" office:value="100" calcext:value-type="float">
            <text:p>100</text:p>
          </table:table-cell>
          <table:table-cell table:formula="of:=[.B115]*100/SUM([.B115];[.D1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6]*100/SUM([.B116];[.C116])" office:value-type="float" office:value="100" calcext:value-type="float">
            <text:p>100</text:p>
          </table:table-cell>
          <table:table-cell table:formula="of:=[.B116]*100/SUM([.B116];[.D1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7]*100/SUM([.B117];[.C117])" office:value-type="float" office:value="100" calcext:value-type="float">
            <text:p>100</text:p>
          </table:table-cell>
          <table:table-cell table:formula="of:=[.B117]*100/SUM([.B117];[.D1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8]*100/SUM([.B118];[.C118])" office:value-type="float" office:value="100" calcext:value-type="float">
            <text:p>100</text:p>
          </table:table-cell>
          <table:table-cell table:formula="of:=[.B118]*100/SUM([.B118];[.D1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19]*100/SUM([.B119];[.C119])" office:value-type="float" office:value="100" calcext:value-type="float">
            <text:p>100</text:p>
          </table:table-cell>
          <table:table-cell table:formula="of:=[.B119]*100/SUM([.B119];[.D1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0]*100/SUM([.B120];[.C120])" office:value-type="float" office:value="100" calcext:value-type="float">
            <text:p>100</text:p>
          </table:table-cell>
          <table:table-cell table:formula="of:=[.B120]*100/SUM([.B120];[.D12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1]*100/SUM([.B121];[.C121])" office:value-type="float" office:value="100" calcext:value-type="float">
            <text:p>100</text:p>
          </table:table-cell>
          <table:table-cell table:formula="of:=[.B121]*100/SUM([.B121];[.D1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2]*100/SUM([.B122];[.C122])" office:value-type="float" office:value="100" calcext:value-type="float">
            <text:p>100</text:p>
          </table:table-cell>
          <table:table-cell table:formula="of:=[.B122]*100/SUM([.B122];[.D1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3]*100/SUM([.B123];[.C123])" office:value-type="float" office:value="100" calcext:value-type="float">
            <text:p>100</text:p>
          </table:table-cell>
          <table:table-cell table:formula="of:=[.B123]*100/SUM([.B123];[.D1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4]*100/SUM([.B124];[.C124])" office:value-type="float" office:value="100" calcext:value-type="float">
            <text:p>100</text:p>
          </table:table-cell>
          <table:table-cell table:formula="of:=[.B124]*100/SUM([.B124];[.D12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5]*100/SUM([.B125];[.C125])" office:value-type="float" office:value="100" calcext:value-type="float">
            <text:p>100</text:p>
          </table:table-cell>
          <table:table-cell table:formula="of:=[.B125]*100/SUM([.B125];[.D1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6]*100/SUM([.B126];[.C126])" office:value-type="float" office:value="100" calcext:value-type="float">
            <text:p>100</text:p>
          </table:table-cell>
          <table:table-cell table:formula="of:=[.B126]*100/SUM([.B126];[.D12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7]*100/SUM([.B127];[.C127])" office:value-type="float" office:value="100" calcext:value-type="float">
            <text:p>100</text:p>
          </table:table-cell>
          <table:table-cell table:formula="of:=[.B127]*100/SUM([.B127];[.D12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8]*100/SUM([.B128];[.C128])" office:value-type="float" office:value="100" calcext:value-type="float">
            <text:p>100</text:p>
          </table:table-cell>
          <table:table-cell table:formula="of:=[.B128]*100/SUM([.B128];[.D12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29]*100/SUM([.B129];[.C129])" office:value-type="float" office:value="100" calcext:value-type="float">
            <text:p>100</text:p>
          </table:table-cell>
          <table:table-cell table:formula="of:=[.B129]*100/SUM([.B129];[.D1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0]*100/SUM([.B130];[.C130])" office:value-type="float" office:value="100" calcext:value-type="float">
            <text:p>100</text:p>
          </table:table-cell>
          <table:table-cell table:formula="of:=[.B130]*100/SUM([.B130];[.D1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1]*100/SUM([.B131];[.C131])" office:value-type="float" office:value="100" calcext:value-type="float">
            <text:p>100</text:p>
          </table:table-cell>
          <table:table-cell table:formula="of:=[.B131]*100/SUM([.B131];[.D1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2]*100/SUM([.B132];[.C132])" office:value-type="float" office:value="100" calcext:value-type="float">
            <text:p>100</text:p>
          </table:table-cell>
          <table:table-cell table:formula="of:=[.B132]*100/SUM([.B132];[.D1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3]*100/SUM([.B133];[.C133])" office:value-type="float" office:value="100" calcext:value-type="float">
            <text:p>100</text:p>
          </table:table-cell>
          <table:table-cell table:formula="of:=[.B133]*100/SUM([.B133];[.D1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4]*100/SUM([.B134];[.C134])" office:value-type="float" office:value="100" calcext:value-type="float">
            <text:p>100</text:p>
          </table:table-cell>
          <table:table-cell table:formula="of:=[.B134]*100/SUM([.B134];[.D1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5]*100/SUM([.B135];[.C135])" office:value-type="string" office:string-value="" calcext:value-type="error">
            <text:p>#DIV/0!</text:p>
          </table:table-cell>
          <table:table-cell table:formula="of:=[.B135]*100/SUM([.B135];[.D13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36]*100/SUM([.B136];[.C136])" office:value-type="string" office:string-value="" calcext:value-type="error">
            <text:p>#DIV/0!</text:p>
          </table:table-cell>
          <table:table-cell table:formula="of:=[.B136]*100/SUM([.B136];[.D13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37]*100/SUM([.B137];[.C137])" office:value-type="string" office:string-value="" calcext:value-type="error">
            <text:p>#DIV/0!</text:p>
          </table:table-cell>
          <table:table-cell table:formula="of:=[.B137]*100/SUM([.B137];[.D13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8]*100/SUM([.B138];[.C138])" office:value-type="float" office:value="50" calcext:value-type="float">
            <text:p>50</text:p>
          </table:table-cell>
          <table:table-cell table:formula="of:=[.B138]*100/SUM([.B138];[.D1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39]*100/SUM([.B139];[.C139])" office:value-type="float" office:value="100" calcext:value-type="float">
            <text:p>100</text:p>
          </table:table-cell>
          <table:table-cell table:formula="of:=[.B139]*100/SUM([.B139];[.D1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0]*100/SUM([.B140];[.C140])" office:value-type="float" office:value="100" calcext:value-type="float">
            <text:p>100</text:p>
          </table:table-cell>
          <table:table-cell table:formula="of:=[.B140]*100/SUM([.B140];[.D1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1]*100/SUM([.B141];[.C141])" office:value-type="float" office:value="100" calcext:value-type="float">
            <text:p>100</text:p>
          </table:table-cell>
          <table:table-cell table:formula="of:=[.B141]*100/SUM([.B141];[.D1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2]*100/SUM([.B142];[.C142])" office:value-type="float" office:value="100" calcext:value-type="float">
            <text:p>100</text:p>
          </table:table-cell>
          <table:table-cell table:formula="of:=[.B142]*100/SUM([.B142];[.D1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3]*100/SUM([.B143];[.C143])" office:value-type="float" office:value="100" calcext:value-type="float">
            <text:p>100</text:p>
          </table:table-cell>
          <table:table-cell table:formula="of:=[.B143]*100/SUM([.B143];[.D1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4]*100/SUM([.B144];[.C144])" office:value-type="float" office:value="100" calcext:value-type="float">
            <text:p>100</text:p>
          </table:table-cell>
          <table:table-cell table:formula="of:=[.B144]*100/SUM([.B144];[.D1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5]*100/SUM([.B145];[.C145])" office:value-type="float" office:value="100" calcext:value-type="float">
            <text:p>100</text:p>
          </table:table-cell>
          <table:table-cell table:formula="of:=[.B145]*100/SUM([.B145];[.D1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6]*100/SUM([.B146];[.C146])" office:value-type="float" office:value="100" calcext:value-type="float">
            <text:p>100</text:p>
          </table:table-cell>
          <table:table-cell table:formula="of:=[.B146]*100/SUM([.B146];[.D1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7]*100/SUM([.B147];[.C147])" office:value-type="float" office:value="100" calcext:value-type="float">
            <text:p>100</text:p>
          </table:table-cell>
          <table:table-cell table:formula="of:=[.B147]*100/SUM([.B147];[.D1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8]*100/SUM([.B148];[.C148])" office:value-type="float" office:value="100" calcext:value-type="float">
            <text:p>100</text:p>
          </table:table-cell>
          <table:table-cell table:formula="of:=[.B148]*100/SUM([.B148];[.D1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49]*100/SUM([.B149];[.C149])" office:value-type="float" office:value="100" calcext:value-type="float">
            <text:p>100</text:p>
          </table:table-cell>
          <table:table-cell table:formula="of:=[.B149]*100/SUM([.B149];[.D1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0]*100/SUM([.B150];[.C150])" office:value-type="float" office:value="100" calcext:value-type="float">
            <text:p>100</text:p>
          </table:table-cell>
          <table:table-cell table:formula="of:=[.B150]*100/SUM([.B150];[.D1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1]*100/SUM([.B151];[.C151])" office:value-type="float" office:value="50" calcext:value-type="float">
            <text:p>50</text:p>
          </table:table-cell>
          <table:table-cell table:formula="of:=[.B151]*100/SUM([.B151];[.D1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2]*100/SUM([.B152];[.C152])" office:value-type="float" office:value="100" calcext:value-type="float">
            <text:p>100</text:p>
          </table:table-cell>
          <table:table-cell table:formula="of:=[.B152]*100/SUM([.B152];[.D1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53]*100/SUM([.B153];[.C153])" office:value-type="string" office:string-value="" calcext:value-type="error">
            <text:p>#DIV/0!</text:p>
          </table:table-cell>
          <table:table-cell table:formula="of:=[.B153]*100/SUM([.B153];[.D153])" office:value-type="string" office:string-value="" calcext:value-type="error">
            <text:p>#DIV/0!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4]*100/SUM([.B154];[.C154])" office:value-type="float" office:value="0" calcext:value-type="float">
            <text:p>0</text:p>
          </table:table-cell>
          <table:table-cell table:formula="of:=[.B154]*100/SUM([.B154];[.D15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5]*100/SUM([.B155];[.C155])" office:value-type="float" office:value="0" calcext:value-type="float">
            <text:p>0</text:p>
          </table:table-cell>
          <table:table-cell table:formula="of:=[.B155]*100/SUM([.B155];[.D15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6]*100/SUM([.B156];[.C156])" office:value-type="float" office:value="0" calcext:value-type="float">
            <text:p>0</text:p>
          </table:table-cell>
          <table:table-cell table:formula="of:=[.B156]*100/SUM([.B156];[.D15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157]*100/SUM([.B157];[.C157])" office:value-type="string" office:string-value="" calcext:value-type="error">
            <text:p>#DIV/0!</text:p>
          </table:table-cell>
          <table:table-cell table:formula="of:=[.B157]*100/SUM([.B157];[.D157])" office:value-type="string" office:string-value="" calcext:value-type="error">
            <text:p>#DIV/0!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8]*100/SUM([.B158];[.C158])" office:value-type="float" office:value="100" calcext:value-type="float">
            <text:p>100</text:p>
          </table:table-cell>
          <table:table-cell table:formula="of:=[.B158]*100/SUM([.B158];[.D15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9]*100/SUM([.B159];[.C159])" office:value-type="float" office:value="100" calcext:value-type="float">
            <text:p>100</text:p>
          </table:table-cell>
          <table:table-cell table:formula="of:=[.B159]*100/SUM([.B159];[.D1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0]*100/SUM([.B160];[.C160])" office:value-type="float" office:value="100" calcext:value-type="float">
            <text:p>100</text:p>
          </table:table-cell>
          <table:table-cell table:formula="of:=[.B160]*100/SUM([.B160];[.D1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1]*100/SUM([.B161];[.C161])" office:value-type="float" office:value="100" calcext:value-type="float">
            <text:p>100</text:p>
          </table:table-cell>
          <table:table-cell table:formula="of:=[.B161]*100/SUM([.B161];[.D1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2]*100/SUM([.B162];[.C162])" office:value-type="float" office:value="100" calcext:value-type="float">
            <text:p>100</text:p>
          </table:table-cell>
          <table:table-cell table:formula="of:=[.B162]*100/SUM([.B162];[.D1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3]*100/SUM([.B163];[.C163])" office:value-type="float" office:value="100" calcext:value-type="float">
            <text:p>100</text:p>
          </table:table-cell>
          <table:table-cell table:formula="of:=[.B163]*100/SUM([.B163];[.D1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4]*100/SUM([.B164];[.C164])" office:value-type="float" office:value="100" calcext:value-type="float">
            <text:p>100</text:p>
          </table:table-cell>
          <table:table-cell table:formula="of:=[.B164]*100/SUM([.B164];[.D1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5]*100/SUM([.B165];[.C165])" office:value-type="float" office:value="100" calcext:value-type="float">
            <text:p>100</text:p>
          </table:table-cell>
          <table:table-cell table:formula="of:=[.B165]*100/SUM([.B165];[.D1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6]*100/SUM([.B166];[.C166])" office:value-type="float" office:value="100" calcext:value-type="float">
            <text:p>100</text:p>
          </table:table-cell>
          <table:table-cell table:formula="of:=[.B166]*100/SUM([.B166];[.D1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7]*100/SUM([.B167];[.C167])" office:value-type="float" office:value="100" calcext:value-type="float">
            <text:p>100</text:p>
          </table:table-cell>
          <table:table-cell table:formula="of:=[.B167]*100/SUM([.B167];[.D1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68]*100/SUM([.B168];[.C168])" office:value-type="string" office:string-value="" calcext:value-type="error">
            <text:p>#DIV/0!</text:p>
          </table:table-cell>
          <table:table-cell table:formula="of:=[.B168]*100/SUM([.B168];[.D16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69]*100/SUM([.B169];[.C169])" office:value-type="float" office:value="100" calcext:value-type="float">
            <text:p>100</text:p>
          </table:table-cell>
          <table:table-cell table:formula="of:=[.B169]*100/SUM([.B169];[.D1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0]*100/SUM([.B170];[.C170])" office:value-type="float" office:value="100" calcext:value-type="float">
            <text:p>100</text:p>
          </table:table-cell>
          <table:table-cell table:formula="of:=[.B170]*100/SUM([.B170];[.D1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1]*100/SUM([.B171];[.C171])" office:value-type="float" office:value="100" calcext:value-type="float">
            <text:p>100</text:p>
          </table:table-cell>
          <table:table-cell table:formula="of:=[.B171]*100/SUM([.B171];[.D1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2]*100/SUM([.B172];[.C172])" office:value-type="float" office:value="100" calcext:value-type="float">
            <text:p>100</text:p>
          </table:table-cell>
          <table:table-cell table:formula="of:=[.B172]*100/SUM([.B172];[.D1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3]*100/SUM([.B173];[.C173])" office:value-type="float" office:value="100" calcext:value-type="float">
            <text:p>100</text:p>
          </table:table-cell>
          <table:table-cell table:formula="of:=[.B173]*100/SUM([.B173];[.D1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4]*100/SUM([.B174];[.C174])" office:value-type="float" office:value="100" calcext:value-type="float">
            <text:p>100</text:p>
          </table:table-cell>
          <table:table-cell table:formula="of:=[.B174]*100/SUM([.B174];[.D1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5]*100/SUM([.B175];[.C175])" office:value-type="float" office:value="100" calcext:value-type="float">
            <text:p>100</text:p>
          </table:table-cell>
          <table:table-cell table:formula="of:=[.B175]*100/SUM([.B175];[.D1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6]*100/SUM([.B176];[.C176])" office:value-type="float" office:value="100" calcext:value-type="float">
            <text:p>100</text:p>
          </table:table-cell>
          <table:table-cell table:formula="of:=[.B176]*100/SUM([.B176];[.D1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7]*100/SUM([.B177];[.C177])" office:value-type="float" office:value="100" calcext:value-type="float">
            <text:p>100</text:p>
          </table:table-cell>
          <table:table-cell table:formula="of:=[.B177]*100/SUM([.B177];[.D17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8]*100/SUM([.B178];[.C178])" office:value-type="float" office:value="100" calcext:value-type="float">
            <text:p>100</text:p>
          </table:table-cell>
          <table:table-cell table:formula="of:=[.B178]*100/SUM([.B178];[.D1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9]*100/SUM([.B179];[.C179])" office:value-type="float" office:value="100" calcext:value-type="float">
            <text:p>100</text:p>
          </table:table-cell>
          <table:table-cell table:formula="of:=[.B179]*100/SUM([.B179];[.D17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0]*100/SUM([.B180];[.C180])" office:value-type="float" office:value="100" calcext:value-type="float">
            <text:p>100</text:p>
          </table:table-cell>
          <table:table-cell table:formula="of:=[.B180]*100/SUM([.B180];[.D180])"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1]*100/SUM([.B181];[.C181])" office:value-type="float" office:value="100" calcext:value-type="float">
            <text:p>100</text:p>
          </table:table-cell>
          <table:table-cell table:formula="of:=[.B181]*100/SUM([.B181];[.D181])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2]*100/SUM([.B182];[.C182])" office:value-type="float" office:value="100" calcext:value-type="float">
            <text:p>100</text:p>
          </table:table-cell>
          <table:table-cell table:formula="of:=[.B182]*100/SUM([.B182];[.D1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183]*100/SUM([.B183];[.C183])" office:value-type="string" office:string-value="" calcext:value-type="error">
            <text:p>#DIV/0!</text:p>
          </table:table-cell>
          <table:table-cell table:formula="of:=[.B183]*100/SUM([.B183];[.D18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/SUM([.B184];[.C184])" office:value-type="float" office:value="50" calcext:value-type="float">
            <text:p>50</text:p>
          </table:table-cell>
          <table:table-cell table:formula="of:=[.B184]*100/SUM([.B184];[.D18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5]*100/SUM([.B185];[.C185])" office:value-type="float" office:value="100" calcext:value-type="float">
            <text:p>100</text:p>
          </table:table-cell>
          <table:table-cell table:formula="of:=[.B185]*100/SUM([.B185];[.D18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6]*100/SUM([.B186];[.C186])" office:value-type="float" office:value="100" calcext:value-type="float">
            <text:p>100</text:p>
          </table:table-cell>
          <table:table-cell table:formula="of:=[.B186]*100/SUM([.B186];[.D18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87]*100/SUM([.B187];[.C187])" office:value-type="float" office:value="100" calcext:value-type="float">
            <text:p>100</text:p>
          </table:table-cell>
          <table:table-cell table:formula="of:=[.B187]*100/SUM([.B187];[.D18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8]*100/SUM([.B188];[.C188])" office:value-type="float" office:value="50" calcext:value-type="float">
            <text:p>50</text:p>
          </table:table-cell>
          <table:table-cell table:formula="of:=[.B188]*100/SUM([.B188];[.D18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9]*100/SUM([.B189];[.C189])" office:value-type="float" office:value="50" calcext:value-type="float">
            <text:p>50</text:p>
          </table:table-cell>
          <table:table-cell table:formula="of:=[.B189]*100/SUM([.B189];[.D1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0]*100/SUM([.B190];[.C190])" office:value-type="float" office:value="100" calcext:value-type="float">
            <text:p>100</text:p>
          </table:table-cell>
          <table:table-cell table:formula="of:=[.B190]*100/SUM([.B190];[.D19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1]*100/SUM([.B191];[.C191])" office:value-type="float" office:value="100" calcext:value-type="float">
            <text:p>100</text:p>
          </table:table-cell>
          <table:table-cell table:formula="of:=[.B191]*100/SUM([.B191];[.D19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2]*100/SUM([.B192];[.C192])" office:value-type="float" office:value="100" calcext:value-type="float">
            <text:p>100</text:p>
          </table:table-cell>
          <table:table-cell table:formula="of:=[.B192]*100/SUM([.B192];[.D1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3]*100/SUM([.B193];[.C193])" office:value-type="float" office:value="100" calcext:value-type="float">
            <text:p>100</text:p>
          </table:table-cell>
          <table:table-cell table:formula="of:=[.B193]*100/SUM([.B193];[.D1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4]*100/SUM([.B194];[.C194])" office:value-type="float" office:value="100" calcext:value-type="float">
            <text:p>100</text:p>
          </table:table-cell>
          <table:table-cell table:formula="of:=[.B194]*100/SUM([.B194];[.D1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5]*100/SUM([.B195];[.C195])" office:value-type="float" office:value="100" calcext:value-type="float">
            <text:p>100</text:p>
          </table:table-cell>
          <table:table-cell table:formula="of:=[.B195]*100/SUM([.B195];[.D1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6]*100/SUM([.B196];[.C196])" office:value-type="float" office:value="100" calcext:value-type="float">
            <text:p>100</text:p>
          </table:table-cell>
          <table:table-cell table:formula="of:=[.B196]*100/SUM([.B196];[.D1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7]*100/SUM([.B197];[.C197])" office:value-type="float" office:value="100" calcext:value-type="float">
            <text:p>100</text:p>
          </table:table-cell>
          <table:table-cell table:formula="of:=[.B197]*100/SUM([.B197];[.D1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8]*100/SUM([.B198];[.C198])" office:value-type="float" office:value="100" calcext:value-type="float">
            <text:p>100</text:p>
          </table:table-cell>
          <table:table-cell table:formula="of:=[.B198]*100/SUM([.B198];[.D1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99]*100/SUM([.B199];[.C199])" office:value-type="float" office:value="100" calcext:value-type="float">
            <text:p>100</text:p>
          </table:table-cell>
          <table:table-cell table:formula="of:=[.B199]*100/SUM([.B199];[.D1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0]*100/SUM([.B200];[.C200])" office:value-type="float" office:value="100" calcext:value-type="float">
            <text:p>100</text:p>
          </table:table-cell>
          <table:table-cell table:formula="of:=[.B200]*100/SUM([.B200];[.D2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1]*100/SUM([.B201];[.C201])" office:value-type="float" office:value="100" calcext:value-type="float">
            <text:p>100</text:p>
          </table:table-cell>
          <table:table-cell table:formula="of:=[.B201]*100/SUM([.B201];[.D2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2]*100/SUM([.B202];[.C202])" office:value-type="float" office:value="100" calcext:value-type="float">
            <text:p>100</text:p>
          </table:table-cell>
          <table:table-cell table:formula="of:=[.B202]*100/SUM([.B202];[.D2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3]*100/SUM([.B203];[.C203])" office:value-type="float" office:value="100" calcext:value-type="float">
            <text:p>100</text:p>
          </table:table-cell>
          <table:table-cell table:formula="of:=[.B203]*100/SUM([.B203];[.D2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4]*100/SUM([.B204];[.C204])" office:value-type="float" office:value="100" calcext:value-type="float">
            <text:p>100</text:p>
          </table:table-cell>
          <table:table-cell table:formula="of:=[.B204]*100/SUM([.B204];[.D2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5]*100/SUM([.B205];[.C205])" office:value-type="float" office:value="100" calcext:value-type="float">
            <text:p>100</text:p>
          </table:table-cell>
          <table:table-cell table:formula="of:=[.B205]*100/SUM([.B205];[.D2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6]*100/SUM([.B206];[.C206])" office:value-type="float" office:value="100" calcext:value-type="float">
            <text:p>100</text:p>
          </table:table-cell>
          <table:table-cell table:formula="of:=[.B206]*100/SUM([.B206];[.D20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7]*100/SUM([.B207];[.C207])" office:value-type="float" office:value="100" calcext:value-type="float">
            <text:p>100</text:p>
          </table:table-cell>
          <table:table-cell table:formula="of:=[.B207]*100/SUM([.B207];[.D20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8]*100/SUM([.B208];[.C208])" office:value-type="float" office:value="100" calcext:value-type="float">
            <text:p>100</text:p>
          </table:table-cell>
          <table:table-cell table:formula="of:=[.B208]*100/SUM([.B208];[.D208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09]*100/SUM([.B209];[.C209])" office:value-type="float" office:value="100" calcext:value-type="float">
            <text:p>100</text:p>
          </table:table-cell>
          <table:table-cell table:formula="of:=[.B209]*100/SUM([.B209];[.D20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0]*100/SUM([.B210];[.C210])" office:value-type="string" office:string-value="" calcext:value-type="error">
            <text:p>#DIV/0!</text:p>
          </table:table-cell>
          <table:table-cell table:formula="of:=[.B210]*100/SUM([.B210];[.D21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11]*100/SUM([.B211];[.C211])" office:value-type="float" office:value="0" calcext:value-type="float">
            <text:p>0</text:p>
          </table:table-cell>
          <table:table-cell table:formula="of:=[.B211]*100/SUM([.B211];[.D21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cclusion</text:p>
          </table:table-cell>
          <table:table-cell table:formula="of:=[.B212]*100/SUM([.B212];[.C212])" office:value-type="string" office:string-value="" calcext:value-type="error">
            <text:p>#DIV/0!</text:p>
          </table:table-cell>
          <table:table-cell table:formula="of:=[.B212]*100/SUM([.B212];[.D212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3]*100/SUM([.B213];[.C213])" office:value-type="float" office:value="33.3333333333333" calcext:value-type="float">
            <text:p>33.3333333333333</text:p>
          </table:table-cell>
          <table:table-cell table:formula="of:=[.B213]*100/SUM([.B213];[.D2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4]*100/SUM([.B214];[.C214])" office:value-type="float" office:value="100" calcext:value-type="float">
            <text:p>100</text:p>
          </table:table-cell>
          <table:table-cell table:formula="of:=[.B214]*100/SUM([.B214];[.D2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5]*100/SUM([.B215];[.C215])" office:value-type="float" office:value="100" calcext:value-type="float">
            <text:p>100</text:p>
          </table:table-cell>
          <table:table-cell table:formula="of:=[.B215]*100/SUM([.B215];[.D2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16]*100/SUM([.B216];[.C216])" office:value-type="float" office:value="100" calcext:value-type="float">
            <text:p>100</text:p>
          </table:table-cell>
          <table:table-cell table:formula="of:=[.B216]*100/SUM([.B216];[.D2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7]*100/SUM([.B217];[.C217])" office:value-type="float" office:value="50" calcext:value-type="float">
            <text:p>50</text:p>
          </table:table-cell>
          <table:table-cell table:formula="of:=[.B217]*100/SUM([.B217];[.D21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8]*100/SUM([.B218];[.C218])" office:value-type="float" office:value="50" calcext:value-type="float">
            <text:p>50</text:p>
          </table:table-cell>
          <table:table-cell table:formula="of:=[.B218]*100/SUM([.B218];[.D21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9]*100/SUM([.B219];[.C219])" office:value-type="float" office:value="50" calcext:value-type="float">
            <text:p>50</text:p>
          </table:table-cell>
          <table:table-cell table:formula="of:=[.B219]*100/SUM([.B219];[.D219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0]*100/SUM([.B220];[.C220])" office:value-type="float" office:value="50" calcext:value-type="float">
            <text:p>50</text:p>
          </table:table-cell>
          <table:table-cell table:formula="of:=[.B220]*100/SUM([.B220];[.D22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1]*100/SUM([.B221];[.C221])" office:value-type="float" office:value="50" calcext:value-type="float">
            <text:p>50</text:p>
          </table:table-cell>
          <table:table-cell table:formula="of:=[.B221]*100/SUM([.B221];[.D22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2]*100/SUM([.B222];[.C222])" office:value-type="float" office:value="100" calcext:value-type="float">
            <text:p>100</text:p>
          </table:table-cell>
          <table:table-cell table:formula="of:=[.B222]*100/SUM([.B222];[.D22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3]*100/SUM([.B223];[.C223])" office:value-type="float" office:value="100" calcext:value-type="float">
            <text:p>100</text:p>
          </table:table-cell>
          <table:table-cell table:formula="of:=[.B223]*100/SUM([.B223];[.D2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4]*100/SUM([.B224];[.C224])" office:value-type="float" office:value="100" calcext:value-type="float">
            <text:p>100</text:p>
          </table:table-cell>
          <table:table-cell table:formula="of:=[.B224]*100/SUM([.B224];[.D2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5]*100/SUM([.B225];[.C225])" office:value-type="float" office:value="100" calcext:value-type="float">
            <text:p>100</text:p>
          </table:table-cell>
          <table:table-cell table:formula="of:=[.B225]*100/SUM([.B225];[.D2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26]*100/SUM([.B226];[.C226])" office:value-type="string" office:string-value="" calcext:value-type="error">
            <text:p>#DIV/0!</text:p>
          </table:table-cell>
          <table:table-cell table:formula="of:=[.B226]*100/SUM([.B226];[.D226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7]*100/SUM([.B227];[.C227])" office:value-type="float" office:value="100" calcext:value-type="float">
            <text:p>100</text:p>
          </table:table-cell>
          <table:table-cell table:formula="of:=[.B227]*100/SUM([.B227];[.D2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8]*100/SUM([.B228];[.C228])" office:value-type="float" office:value="100" calcext:value-type="float">
            <text:p>100</text:p>
          </table:table-cell>
          <table:table-cell table:formula="of:=[.B228]*100/SUM([.B228];[.D2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29]*100/SUM([.B229];[.C229])" office:value-type="float" office:value="100" calcext:value-type="float">
            <text:p>100</text:p>
          </table:table-cell>
          <table:table-cell table:formula="of:=[.B229]*100/SUM([.B229];[.D2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0]*100/SUM([.B230];[.C230])" office:value-type="float" office:value="100" calcext:value-type="float">
            <text:p>100</text:p>
          </table:table-cell>
          <table:table-cell table:formula="of:=[.B230]*100/SUM([.B230];[.D2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1]*100/SUM([.B231];[.C231])" office:value-type="float" office:value="100" calcext:value-type="float">
            <text:p>100</text:p>
          </table:table-cell>
          <table:table-cell table:formula="of:=[.B231]*100/SUM([.B231];[.D2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2]*100/SUM([.B232];[.C232])" office:value-type="float" office:value="100" calcext:value-type="float">
            <text:p>100</text:p>
          </table:table-cell>
          <table:table-cell table:formula="of:=[.B232]*100/SUM([.B232];[.D2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3]*100/SUM([.B233];[.C233])" office:value-type="float" office:value="100" calcext:value-type="float">
            <text:p>100</text:p>
          </table:table-cell>
          <table:table-cell table:formula="of:=[.B233]*100/SUM([.B233];[.D2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4]*100/SUM([.B234];[.C234])" office:value-type="float" office:value="100" calcext:value-type="float">
            <text:p>100</text:p>
          </table:table-cell>
          <table:table-cell table:formula="of:=[.B234]*100/SUM([.B234];[.D2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5]*100/SUM([.B235];[.C235])" office:value-type="float" office:value="100" calcext:value-type="float">
            <text:p>100</text:p>
          </table:table-cell>
          <table:table-cell table:formula="of:=[.B235]*100/SUM([.B235];[.D23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6]*100/SUM([.B236];[.C236])" office:value-type="float" office:value="100" calcext:value-type="float">
            <text:p>100</text:p>
          </table:table-cell>
          <table:table-cell table:formula="of:=[.B236]*100/SUM([.B236];[.D23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7]*100/SUM([.B237];[.C237])" office:value-type="float" office:value="100" calcext:value-type="float">
            <text:p>100</text:p>
          </table:table-cell>
          <table:table-cell table:formula="of:=[.B237]*100/SUM([.B237];[.D23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38]*100/SUM([.B238];[.C238])" office:value-type="float" office:value="100" calcext:value-type="float">
            <text:p>100</text:p>
          </table:table-cell>
          <table:table-cell table:formula="of:=[.B238]*100/SUM([.B238];[.D23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9]*100/SUM([.B239];[.C239])" office:value-type="string" office:string-value="" calcext:value-type="error">
            <text:p>#DIV/0!</text:p>
          </table:table-cell>
          <table:table-cell table:formula="of:=[.B239]*100/SUM([.B239];[.D239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0]*100/SUM([.B240];[.C240])" office:value-type="float" office:value="100" calcext:value-type="float">
            <text:p>100</text:p>
          </table:table-cell>
          <table:table-cell table:formula="of:=[.B240]*100/SUM([.B240];[.D2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1]*100/SUM([.B241];[.C241])" office:value-type="string" office:string-value="" calcext:value-type="error">
            <text:p>#DIV/0!</text:p>
          </table:table-cell>
          <table:table-cell table:formula="of:=[.B241]*100/SUM([.B241];[.D24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2]*100/SUM([.B242];[.C242])" office:value-type="float" office:value="0" calcext:value-type="float">
            <text:p>0</text:p>
          </table:table-cell>
          <table:table-cell table:formula="of:=[.B242]*100/SUM([.B242];[.D24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43]*100/SUM([.B243];[.C243])" office:value-type="float" office:value="0" calcext:value-type="float">
            <text:p>0</text:p>
          </table:table-cell>
          <table:table-cell table:formula="of:=[.B243]*100/SUM([.B243];[.D243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4]*100/SUM([.B244];[.C244])" office:value-type="string" office:string-value="" calcext:value-type="error">
            <text:p>#DIV/0!</text:p>
          </table:table-cell>
          <table:table-cell table:formula="of:=[.B244]*100/SUM([.B244];[.D24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5]*100/SUM([.B245];[.C245])" office:value-type="float" office:value="33.3333333333333" calcext:value-type="float">
            <text:p>33.3333333333333</text:p>
          </table:table-cell>
          <table:table-cell table:formula="of:=[.B245]*100/SUM([.B245];[.D2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6]*100/SUM([.B246];[.C246])" office:value-type="float" office:value="50" calcext:value-type="float">
            <text:p>50</text:p>
          </table:table-cell>
          <table:table-cell table:formula="of:=[.B246]*100/SUM([.B246];[.D24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7]*100/SUM([.B247];[.C247])" office:value-type="float" office:value="100" calcext:value-type="float">
            <text:p>100</text:p>
          </table:table-cell>
          <table:table-cell table:formula="of:=[.B247]*100/SUM([.B247];[.D24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8]*100/SUM([.B248];[.C248])" office:value-type="float" office:value="100" calcext:value-type="float">
            <text:p>100</text:p>
          </table:table-cell>
          <table:table-cell table:formula="of:=[.B248]*100/SUM([.B248];[.D24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49]*100/SUM([.B249];[.C249])" office:value-type="float" office:value="100" calcext:value-type="float">
            <text:p>100</text:p>
          </table:table-cell>
          <table:table-cell table:formula="of:=[.B249]*100/SUM([.B249];[.D2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0]*100/SUM([.B250];[.C250])" office:value-type="float" office:value="100" calcext:value-type="float">
            <text:p>100</text:p>
          </table:table-cell>
          <table:table-cell table:formula="of:=[.B250]*100/SUM([.B250];[.D25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1]*100/SUM([.B251];[.C251])" office:value-type="float" office:value="100" calcext:value-type="float">
            <text:p>100</text:p>
          </table:table-cell>
          <table:table-cell table:formula="of:=[.B251]*100/SUM([.B251];[.D25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2]*100/SUM([.B252];[.C252])" office:value-type="float" office:value="100" calcext:value-type="float">
            <text:p>100</text:p>
          </table:table-cell>
          <table:table-cell table:formula="of:=[.B252]*100/SUM([.B252];[.D2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3]*100/SUM([.B253];[.C253])" office:value-type="float" office:value="100" calcext:value-type="float">
            <text:p>100</text:p>
          </table:table-cell>
          <table:table-cell table:formula="of:=[.B253]*100/SUM([.B253];[.D25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4]*100/SUM([.B254];[.C254])" office:value-type="float" office:value="100" calcext:value-type="float">
            <text:p>100</text:p>
          </table:table-cell>
          <table:table-cell table:formula="of:=[.B254]*100/SUM([.B254];[.D254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5]*100/SUM([.B255];[.C255])" office:value-type="float" office:value="100" calcext:value-type="float">
            <text:p>100</text:p>
          </table:table-cell>
          <table:table-cell table:formula="of:=[.B255]*100/SUM([.B255];[.D2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6]*100/SUM([.B256];[.C256])" office:value-type="float" office:value="100" calcext:value-type="float">
            <text:p>100</text:p>
          </table:table-cell>
          <table:table-cell table:formula="of:=[.B256]*100/SUM([.B256];[.D25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7]*100/SUM([.B257];[.C257])" office:value-type="float" office:value="100" calcext:value-type="float">
            <text:p>100</text:p>
          </table:table-cell>
          <table:table-cell table:formula="of:=[.B257]*100/SUM([.B257];[.D257])" office:value-type="float" office:value="100" calcext:value-type="float">
            <text:p>10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58]*100/SUM([.B258];[.C258])" office:value-type="float" office:value="100" calcext:value-type="float">
            <text:p>100</text:p>
          </table:table-cell>
          <table:table-cell table:formula="of:=[.B258]*100/SUM([.B258];[.D25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59]*100/SUM([.B259];[.C259])" office:value-type="string" office:string-value="" calcext:value-type="error">
            <text:p>#DIV/0!</text:p>
          </table:table-cell>
          <table:table-cell table:formula="of:=[.B259]*100/SUM([.B259];[.D259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0]*100/SUM([.B260];[.C260])" office:value-type="float" office:value="50" calcext:value-type="float">
            <text:p>50</text:p>
          </table:table-cell>
          <table:table-cell table:formula="of:=[.B260]*100/SUM([.B260];[.D2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1]*100/SUM([.B261];[.C261])" office:value-type="float" office:value="100" calcext:value-type="float">
            <text:p>100</text:p>
          </table:table-cell>
          <table:table-cell table:formula="of:=[.B261]*100/SUM([.B261];[.D2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2]*100/SUM([.B262];[.C262])" office:value-type="float" office:value="100" calcext:value-type="float">
            <text:p>100</text:p>
          </table:table-cell>
          <table:table-cell table:formula="of:=[.B262]*100/SUM([.B262];[.D26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3]*100/SUM([.B263];[.C263])" office:value-type="float" office:value="100" calcext:value-type="float">
            <text:p>100</text:p>
          </table:table-cell>
          <table:table-cell table:formula="of:=[.B263]*100/SUM([.B263];[.D2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4]*100/SUM([.B264];[.C264])" office:value-type="float" office:value="100" calcext:value-type="float">
            <text:p>100</text:p>
          </table:table-cell>
          <table:table-cell table:formula="of:=[.B264]*100/SUM([.B264];[.D2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5]*100/SUM([.B265];[.C265])" office:value-type="float" office:value="100" calcext:value-type="float">
            <text:p>100</text:p>
          </table:table-cell>
          <table:table-cell table:formula="of:=[.B265]*100/SUM([.B265];[.D2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6]*100/SUM([.B266];[.C266])" office:value-type="float" office:value="100" calcext:value-type="float">
            <text:p>100</text:p>
          </table:table-cell>
          <table:table-cell table:formula="of:=[.B266]*100/SUM([.B266];[.D2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7]*100/SUM([.B267];[.C267])" office:value-type="float" office:value="100" calcext:value-type="float">
            <text:p>100</text:p>
          </table:table-cell>
          <table:table-cell table:formula="of:=[.B267]*100/SUM([.B267];[.D2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8]*100/SUM([.B268];[.C268])" office:value-type="float" office:value="100" calcext:value-type="float">
            <text:p>100</text:p>
          </table:table-cell>
          <table:table-cell table:formula="of:=[.B268]*100/SUM([.B268];[.D2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69]*100/SUM([.B269];[.C269])" office:value-type="float" office:value="100" calcext:value-type="float">
            <text:p>100</text:p>
          </table:table-cell>
          <table:table-cell table:formula="of:=[.B269]*100/SUM([.B269];[.D2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0]*100/SUM([.B270];[.C270])" office:value-type="float" office:value="100" calcext:value-type="float">
            <text:p>100</text:p>
          </table:table-cell>
          <table:table-cell table:formula="of:=[.B270]*100/SUM([.B270];[.D2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1]*100/SUM([.B271];[.C271])" office:value-type="float" office:value="100" calcext:value-type="float">
            <text:p>100</text:p>
          </table:table-cell>
          <table:table-cell table:formula="of:=[.B271]*100/SUM([.B271];[.D2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72]*100/SUM([.B272];[.C272])" office:value-type="float" office:value="100" calcext:value-type="float">
            <text:p>100</text:p>
          </table:table-cell>
          <table:table-cell table:formula="of:=[.B272]*100/SUM([.B272];[.D2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73]*100/SUM([.B273];[.C273])" office:value-type="string" office:string-value="" calcext:value-type="error">
            <text:p>#DIV/0!</text:p>
          </table:table-cell>
          <table:table-cell table:formula="of:=[.B273]*100/SUM([.B273];[.D273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74]*100/SUM([.B274];[.C274])" office:value-type="float" office:value="0" calcext:value-type="float">
            <text:p>0</text:p>
          </table:table-cell>
          <table:table-cell table:formula="of:=[.B274]*100/SUM([.B274];[.D274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5]*100/SUM([.B275];[.C275])" office:value-type="string" office:string-value="" calcext:value-type="error">
            <text:p>#DIV/0!</text:p>
          </table:table-cell>
          <table:table-cell table:formula="of:=[.B275]*100/SUM([.B275];[.D275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276]*100/SUM([.B276];[.C276])" office:value-type="float" office:value="0" calcext:value-type="float">
            <text:p>0</text:p>
          </table:table-cell>
          <table:table-cell table:formula="of:=[.B276]*100/SUM([.B276];[.D27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77]*100/SUM([.B277];[.C277])" office:value-type="string" office:string-value="" calcext:value-type="error">
            <text:p>#DIV/0!</text:p>
          </table:table-cell>
          <table:table-cell table:formula="of:=[.B277]*100/SUM([.B277];[.D277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8]*100/SUM([.B278];[.C278])" office:value-type="float" office:value="50" calcext:value-type="float">
            <text:p>50</text:p>
          </table:table-cell>
          <table:table-cell table:formula="of:=[.B278]*100/SUM([.B278];[.D2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9]*100/SUM([.B279];[.C279])" office:value-type="float" office:value="50" calcext:value-type="float">
            <text:p>50</text:p>
          </table:table-cell>
          <table:table-cell table:formula="of:=[.B279]*100/SUM([.B279];[.D27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0]*100/SUM([.B280];[.C280])" office:value-type="float" office:value="50" calcext:value-type="float">
            <text:p>50</text:p>
          </table:table-cell>
          <table:table-cell table:formula="of:=[.B280]*100/SUM([.B280];[.D2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1]*100/SUM([.B281];[.C281])" office:value-type="float" office:value="100" calcext:value-type="float">
            <text:p>100</text:p>
          </table:table-cell>
          <table:table-cell table:formula="of:=[.B281]*100/SUM([.B281];[.D2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2]*100/SUM([.B282];[.C282])" office:value-type="float" office:value="100" calcext:value-type="float">
            <text:p>100</text:p>
          </table:table-cell>
          <table:table-cell table:formula="of:=[.B282]*100/SUM([.B282];[.D2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3]*100/SUM([.B283];[.C283])" office:value-type="float" office:value="100" calcext:value-type="float">
            <text:p>100</text:p>
          </table:table-cell>
          <table:table-cell table:formula="of:=[.B283]*100/SUM([.B283];[.D2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4]*100/SUM([.B284];[.C284])" office:value-type="float" office:value="100" calcext:value-type="float">
            <text:p>100</text:p>
          </table:table-cell>
          <table:table-cell table:formula="of:=[.B284]*100/SUM([.B284];[.D2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5]*100/SUM([.B285];[.C285])" office:value-type="float" office:value="100" calcext:value-type="float">
            <text:p>100</text:p>
          </table:table-cell>
          <table:table-cell table:formula="of:=[.B285]*100/SUM([.B285];[.D2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86]*100/SUM([.B286];[.C286])" office:value-type="float" office:value="100" calcext:value-type="float">
            <text:p>100</text:p>
          </table:table-cell>
          <table:table-cell table:formula="of:=[.B286]*100/SUM([.B286];[.D2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7]*100/SUM([.B287];[.C287])" office:value-type="float" office:value="50" calcext:value-type="float">
            <text:p>50</text:p>
          </table:table-cell>
          <table:table-cell table:formula="of:=[.B287]*100/SUM([.B287];[.D28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8]*100/SUM([.B288];[.C288])" office:value-type="string" office:string-value="" calcext:value-type="error">
            <text:p>#DIV/0!</text:p>
          </table:table-cell>
          <table:table-cell table:formula="of:=[.B288]*100/SUM([.B288];[.D288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89]*100/SUM([.B289];[.C289])" office:value-type="float" office:value="50" calcext:value-type="float">
            <text:p>50</text:p>
          </table:table-cell>
          <table:table-cell table:formula="of:=[.B289]*100/SUM([.B289];[.D28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0]*100/SUM([.B290];[.C290])" office:value-type="float" office:value="100" calcext:value-type="float">
            <text:p>100</text:p>
          </table:table-cell>
          <table:table-cell table:formula="of:=[.B290]*100/SUM([.B290];[.D29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1]*100/SUM([.B291];[.C291])" office:value-type="float" office:value="100" calcext:value-type="float">
            <text:p>100</text:p>
          </table:table-cell>
          <table:table-cell table:formula="of:=[.B291]*100/SUM([.B291];[.D29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2]*100/SUM([.B292];[.C292])" office:value-type="float" office:value="100" calcext:value-type="float">
            <text:p>100</text:p>
          </table:table-cell>
          <table:table-cell table:formula="of:=[.B292]*100/SUM([.B292];[.D292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3]*100/SUM([.B293];[.C293])" office:value-type="float" office:value="100" calcext:value-type="float">
            <text:p>100</text:p>
          </table:table-cell>
          <table:table-cell table:formula="of:=[.B293]*100/SUM([.B293];[.D293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4]*100/SUM([.B294];[.C294])" office:value-type="float" office:value="100" calcext:value-type="float">
            <text:p>100</text:p>
          </table:table-cell>
          <table:table-cell table:formula="of:=[.B294]*100/SUM([.B294];[.D2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5]*100/SUM([.B295];[.C295])" office:value-type="float" office:value="50" calcext:value-type="float">
            <text:p>50</text:p>
          </table:table-cell>
          <table:table-cell table:formula="of:=[.B295]*100/SUM([.B295];[.D29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6]*100/SUM([.B296];[.C296])" office:value-type="float" office:value="33.3333333333333" calcext:value-type="float">
            <text:p>33.3333333333333</text:p>
          </table:table-cell>
          <table:table-cell table:formula="of:=[.B296]*100/SUM([.B296];[.D29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297]*100/SUM([.B297];[.C297])" office:value-type="float" office:value="100" calcext:value-type="float">
            <text:p>100</text:p>
          </table:table-cell>
          <table:table-cell table:formula="of:=[.B297]*100/SUM([.B297];[.D29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98]*100/SUM([.B298];[.C298])" office:value-type="float" office:value="50" calcext:value-type="float">
            <text:p>50</text:p>
          </table:table-cell>
          <table:table-cell table:formula="of:=[.B298]*100/SUM([.B298];[.D2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299]*100/SUM([.B299];[.C299])" office:value-type="string" office:string-value="" calcext:value-type="error">
            <text:p>#DIV/0!</text:p>
          </table:table-cell>
          <table:table-cell table:formula="of:=[.B299]*100/SUM([.B299];[.D299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0]*100/SUM([.B300];[.C300])" office:value-type="string" office:string-value="" calcext:value-type="error">
            <text:p>#DIV/0!</text:p>
          </table:table-cell>
          <table:table-cell table:formula="of:=[.B300]*100/SUM([.B300];[.D30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1]*100/SUM([.B301];[.C301])" office:value-type="float" office:value="33.3333333333333" calcext:value-type="float">
            <text:p>33.3333333333333</text:p>
          </table:table-cell>
          <table:table-cell table:formula="of:=[.B301]*100/SUM([.B301];[.D3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2]*100/SUM([.B302];[.C302])" office:value-type="float" office:value="50" calcext:value-type="float">
            <text:p>50</text:p>
          </table:table-cell>
          <table:table-cell table:formula="of:=[.B302]*100/SUM([.B302];[.D3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3]*100/SUM([.B303];[.C303])" office:value-type="float" office:value="100" calcext:value-type="float">
            <text:p>100</text:p>
          </table:table-cell>
          <table:table-cell table:formula="of:=[.B303]*100/SUM([.B303];[.D3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4]*100/SUM([.B304];[.C304])" office:value-type="float" office:value="100" calcext:value-type="float">
            <text:p>100</text:p>
          </table:table-cell>
          <table:table-cell table:formula="of:=[.B304]*100/SUM([.B304];[.D3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5]*100/SUM([.B305];[.C305])" office:value-type="float" office:value="100" calcext:value-type="float">
            <text:p>100</text:p>
          </table:table-cell>
          <table:table-cell table:formula="of:=[.B305]*100/SUM([.B305];[.D3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6]*100/SUM([.B306];[.C306])" office:value-type="float" office:value="100" calcext:value-type="float">
            <text:p>100</text:p>
          </table:table-cell>
          <table:table-cell table:formula="of:=[.B306]*100/SUM([.B306];[.D306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7]*100/SUM([.B307];[.C307])" office:value-type="float" office:value="100" calcext:value-type="float">
            <text:p>100</text:p>
          </table:table-cell>
          <table:table-cell table:formula="of:=[.B307]*100/SUM([.B307];[.D3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8]*100/SUM([.B308];[.C308])" office:value-type="float" office:value="100" calcext:value-type="float">
            <text:p>100</text:p>
          </table:table-cell>
          <table:table-cell table:formula="of:=[.B308]*100/SUM([.B308];[.D3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09]*100/SUM([.B309];[.C309])" office:value-type="float" office:value="100" calcext:value-type="float">
            <text:p>100</text:p>
          </table:table-cell>
          <table:table-cell table:formula="of:=[.B309]*100/SUM([.B309];[.D3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0]*100/SUM([.B310];[.C310])" office:value-type="float" office:value="100" calcext:value-type="float">
            <text:p>100</text:p>
          </table:table-cell>
          <table:table-cell table:formula="of:=[.B310]*100/SUM([.B310];[.D3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1]*100/SUM([.B311];[.C311])" office:value-type="float" office:value="100" calcext:value-type="float">
            <text:p>100</text:p>
          </table:table-cell>
          <table:table-cell table:formula="of:=[.B311]*100/SUM([.B311];[.D3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2]*100/SUM([.B312];[.C312])" office:value-type="float" office:value="100" calcext:value-type="float">
            <text:p>100</text:p>
          </table:table-cell>
          <table:table-cell table:formula="of:=[.B312]*100/SUM([.B312];[.D3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3]*100/SUM([.B313];[.C313])" office:value-type="float" office:value="100" calcext:value-type="float">
            <text:p>100</text:p>
          </table:table-cell>
          <table:table-cell table:formula="of:=[.B313]*100/SUM([.B313];[.D3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4]*100/SUM([.B314];[.C314])" office:value-type="float" office:value="100" calcext:value-type="float">
            <text:p>100</text:p>
          </table:table-cell>
          <table:table-cell table:formula="of:=[.B314]*100/SUM([.B314];[.D31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5]*100/SUM([.B315];[.C315])" office:value-type="float" office:value="100" calcext:value-type="float">
            <text:p>100</text:p>
          </table:table-cell>
          <table:table-cell table:formula="of:=[.B315]*100/SUM([.B315];[.D3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6]*100/SUM([.B316];[.C316])" office:value-type="float" office:value="100" calcext:value-type="float">
            <text:p>100</text:p>
          </table:table-cell>
          <table:table-cell table:formula="of:=[.B316]*100/SUM([.B316];[.D3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7]*100/SUM([.B317];[.C317])" office:value-type="float" office:value="100" calcext:value-type="float">
            <text:p>100</text:p>
          </table:table-cell>
          <table:table-cell table:formula="of:=[.B317]*100/SUM([.B317];[.D3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8]*100/SUM([.B318];[.C318])" office:value-type="float" office:value="100" calcext:value-type="float">
            <text:p>100</text:p>
          </table:table-cell>
          <table:table-cell table:formula="of:=[.B318]*100/SUM([.B318];[.D31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19]*100/SUM([.B319];[.C319])" office:value-type="float" office:value="100" calcext:value-type="float">
            <text:p>100</text:p>
          </table:table-cell>
          <table:table-cell table:formula="of:=[.B319]*100/SUM([.B319];[.D31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0]*100/SUM([.B320];[.C320])" office:value-type="float" office:value="50" calcext:value-type="float">
            <text:p>50</text:p>
          </table:table-cell>
          <table:table-cell table:formula="of:=[.B320]*100/SUM([.B320];[.D32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1]*100/SUM([.B321];[.C321])" office:value-type="float" office:value="100" calcext:value-type="float">
            <text:p>100</text:p>
          </table:table-cell>
          <table:table-cell table:formula="of:=[.B321]*100/SUM([.B321];[.D3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2]*100/SUM([.B322];[.C322])" office:value-type="float" office:value="100" calcext:value-type="float">
            <text:p>100</text:p>
          </table:table-cell>
          <table:table-cell table:formula="of:=[.B322]*100/SUM([.B322];[.D3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3]*100/SUM([.B323];[.C323])" office:value-type="float" office:value="50" calcext:value-type="float">
            <text:p>50</text:p>
          </table:table-cell>
          <table:table-cell table:formula="of:=[.B323]*100/SUM([.B323];[.D3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4]*100/SUM([.B324];[.C324])" office:value-type="string" office:string-value="" calcext:value-type="error">
            <text:p>#DIV/0!</text:p>
          </table:table-cell>
          <table:table-cell table:formula="of:=[.B324]*100/SUM([.B324];[.D324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25]*100/SUM([.B325];[.C325])" office:value-type="string" office:string-value="" calcext:value-type="error">
            <text:p>#DIV/0!</text:p>
          </table:table-cell>
          <table:table-cell table:formula="of:=[.B325]*100/SUM([.B325];[.D32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6]*100/SUM([.B326];[.C326])" office:value-type="float" office:value="100" calcext:value-type="float">
            <text:p>100</text:p>
          </table:table-cell>
          <table:table-cell table:formula="of:=[.B326]*100/SUM([.B326];[.D3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7]*100/SUM([.B327];[.C327])" office:value-type="string" office:string-value="" calcext:value-type="error">
            <text:p>#DIV/0!</text:p>
          </table:table-cell>
          <table:table-cell table:formula="of:=[.B327]*100/SUM([.B327];[.D32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28]*100/SUM([.B328];[.C328])" office:value-type="float" office:value="50" calcext:value-type="float">
            <text:p>50</text:p>
          </table:table-cell>
          <table:table-cell table:formula="of:=[.B328]*100/SUM([.B328];[.D3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29]*100/SUM([.B329];[.C329])" office:value-type="float" office:value="100" calcext:value-type="float">
            <text:p>100</text:p>
          </table:table-cell>
          <table:table-cell table:formula="of:=[.B329]*100/SUM([.B329];[.D3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0]*100/SUM([.B330];[.C330])" office:value-type="float" office:value="100" calcext:value-type="float">
            <text:p>100</text:p>
          </table:table-cell>
          <table:table-cell table:formula="of:=[.B330]*100/SUM([.B330];[.D3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1]*100/SUM([.B331];[.C331])" office:value-type="float" office:value="100" calcext:value-type="float">
            <text:p>100</text:p>
          </table:table-cell>
          <table:table-cell table:formula="of:=[.B331]*100/SUM([.B331];[.D3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2]*100/SUM([.B332];[.C332])" office:value-type="float" office:value="100" calcext:value-type="float">
            <text:p>100</text:p>
          </table:table-cell>
          <table:table-cell table:formula="of:=[.B332]*100/SUM([.B332];[.D3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33]*100/SUM([.B333];[.C333])" office:value-type="float" office:value="100" calcext:value-type="float">
            <text:p>100</text:p>
          </table:table-cell>
          <table:table-cell table:formula="of:=[.B333]*100/SUM([.B333];[.D3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4]*100/SUM([.B334];[.C334])" office:value-type="float" office:value="50" calcext:value-type="float">
            <text:p>50</text:p>
          </table:table-cell>
          <table:table-cell table:formula="of:=[.B334]*100/SUM([.B334];[.D3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5]*100/SUM([.B335];[.C335])" office:value-type="float" office:value="50" calcext:value-type="float">
            <text:p>50</text:p>
          </table:table-cell>
          <table:table-cell table:formula="of:=[.B335]*100/SUM([.B335];[.D3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6]*100/SUM([.B336];[.C336])" office:value-type="float" office:value="50" calcext:value-type="float">
            <text:p>50</text:p>
          </table:table-cell>
          <table:table-cell table:formula="of:=[.B336]*100/SUM([.B336];[.D3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7]*100/SUM([.B337];[.C337])" office:value-type="float" office:value="50" calcext:value-type="float">
            <text:p>50</text:p>
          </table:table-cell>
          <table:table-cell table:formula="of:=[.B337]*100/SUM([.B337];[.D3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8]*100/SUM([.B338];[.C338])" office:value-type="float" office:value="50" calcext:value-type="float">
            <text:p>50</text:p>
          </table:table-cell>
          <table:table-cell table:formula="of:=[.B338]*100/SUM([.B338];[.D3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9]*100/SUM([.B339];[.C339])" office:value-type="float" office:value="50" calcext:value-type="float">
            <text:p>50</text:p>
          </table:table-cell>
          <table:table-cell table:formula="of:=[.B339]*100/SUM([.B339];[.D3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0]*100/SUM([.B340];[.C340])" office:value-type="float" office:value="50" calcext:value-type="float">
            <text:p>50</text:p>
          </table:table-cell>
          <table:table-cell table:formula="of:=[.B340]*100/SUM([.B340];[.D3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1]*100/SUM([.B341];[.C341])" office:value-type="float" office:value="100" calcext:value-type="float">
            <text:p>100</text:p>
          </table:table-cell>
          <table:table-cell table:formula="of:=[.B341]*100/SUM([.B341];[.D34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2]*100/SUM([.B342];[.C342])" office:value-type="string" office:string-value="" calcext:value-type="error">
            <text:p>#DIV/0!</text:p>
          </table:table-cell>
          <table:table-cell table:formula="of:=[.B342]*100/SUM([.B342];[.D342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3]*100/SUM([.B343];[.C343])" office:value-type="float" office:value="50" calcext:value-type="float">
            <text:p>50</text:p>
          </table:table-cell>
          <table:table-cell table:formula="of:=[.B343]*100/SUM([.B343];[.D3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44]*100/SUM([.B344];[.C344])" office:value-type="float" office:value="50" calcext:value-type="float">
            <text:p>50</text:p>
          </table:table-cell>
          <table:table-cell table:formula="of:=[.B344]*100/SUM([.B344];[.D3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5]*100/SUM([.B345];[.C345])" office:value-type="float" office:value="100" calcext:value-type="float">
            <text:p>100</text:p>
          </table:table-cell>
          <table:table-cell table:formula="of:=[.B345]*100/SUM([.B345];[.D345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6]*100/SUM([.B346];[.C346])" office:value-type="string" office:string-value="" calcext:value-type="error">
            <text:p>#DIV/0!</text:p>
          </table:table-cell>
          <table:table-cell table:formula="of:=[.B346]*100/SUM([.B346];[.D34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7]*100/SUM([.B347];[.C347])" office:value-type="float" office:value="100" calcext:value-type="float">
            <text:p>100</text:p>
          </table:table-cell>
          <table:table-cell table:formula="of:=[.B347]*100/SUM([.B347];[.D34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8]*100/SUM([.B348];[.C348])" office:value-type="float" office:value="100" calcext:value-type="float">
            <text:p>100</text:p>
          </table:table-cell>
          <table:table-cell table:formula="of:=[.B348]*100/SUM([.B348];[.D34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49]*100/SUM([.B349];[.C349])" office:value-type="float" office:value="100" calcext:value-type="float">
            <text:p>100</text:p>
          </table:table-cell>
          <table:table-cell table:formula="of:=[.B349]*100/SUM([.B349];[.D34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0]*100/SUM([.B350];[.C350])" office:value-type="float" office:value="100" calcext:value-type="float">
            <text:p>100</text:p>
          </table:table-cell>
          <table:table-cell table:formula="of:=[.B350]*100/SUM([.B350];[.D350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1]*100/SUM([.B351];[.C351])" office:value-type="float" office:value="100" calcext:value-type="float">
            <text:p>100</text:p>
          </table:table-cell>
          <table:table-cell table:formula="of:=[.B351]*100/SUM([.B351];[.D35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2]*100/SUM([.B352];[.C352])" office:value-type="float" office:value="100" calcext:value-type="float">
            <text:p>100</text:p>
          </table:table-cell>
          <table:table-cell table:formula="of:=[.B352]*100/SUM([.B352];[.D3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3]*100/SUM([.B353];[.C353])" office:value-type="float" office:value="100" calcext:value-type="float">
            <text:p>100</text:p>
          </table:table-cell>
          <table:table-cell table:formula="of:=[.B353]*100/SUM([.B353];[.D3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4]*100/SUM([.B354];[.C354])" office:value-type="float" office:value="100" calcext:value-type="float">
            <text:p>100</text:p>
          </table:table-cell>
          <table:table-cell table:formula="of:=[.B354]*100/SUM([.B354];[.D35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55]*100/SUM([.B355];[.C355])" office:value-type="string" office:string-value="" calcext:value-type="error">
            <text:p>#DIV/0!</text:p>
          </table:table-cell>
          <table:table-cell table:formula="of:=[.B355]*100/SUM([.B355];[.D35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6]*100/SUM([.B356];[.C356])" office:value-type="float" office:value="50" calcext:value-type="float">
            <text:p>50</text:p>
          </table:table-cell>
          <table:table-cell table:formula="of:=[.B356]*100/SUM([.B356];[.D3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7]*100/SUM([.B357];[.C357])" office:value-type="float" office:value="100" calcext:value-type="float">
            <text:p>100</text:p>
          </table:table-cell>
          <table:table-cell table:formula="of:=[.B357]*100/SUM([.B357];[.D35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8]*100/SUM([.B358];[.C358])" office:value-type="float" office:value="100" calcext:value-type="float">
            <text:p>100</text:p>
          </table:table-cell>
          <table:table-cell table:formula="of:=[.B358]*100/SUM([.B358];[.D35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59]*100/SUM([.B359];[.C359])" office:value-type="float" office:value="100" calcext:value-type="float">
            <text:p>100</text:p>
          </table:table-cell>
          <table:table-cell table:formula="of:=[.B359]*100/SUM([.B359];[.D3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0]*100/SUM([.B360];[.C360])" office:value-type="float" office:value="100" calcext:value-type="float">
            <text:p>100</text:p>
          </table:table-cell>
          <table:table-cell table:formula="of:=[.B360]*100/SUM([.B360];[.D3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1]*100/SUM([.B361];[.C361])" office:value-type="float" office:value="100" calcext:value-type="float">
            <text:p>100</text:p>
          </table:table-cell>
          <table:table-cell table:formula="of:=[.B361]*100/SUM([.B361];[.D3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2]*100/SUM([.B362];[.C362])" office:value-type="float" office:value="100" calcext:value-type="float">
            <text:p>100</text:p>
          </table:table-cell>
          <table:table-cell table:formula="of:=[.B362]*100/SUM([.B362];[.D36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3]*100/SUM([.B363];[.C363])" office:value-type="float" office:value="100" calcext:value-type="float">
            <text:p>100</text:p>
          </table:table-cell>
          <table:table-cell table:formula="of:=[.B363]*100/SUM([.B363];[.D36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4]*100/SUM([.B364];[.C364])" office:value-type="float" office:value="100" calcext:value-type="float">
            <text:p>100</text:p>
          </table:table-cell>
          <table:table-cell table:formula="of:=[.B364]*100/SUM([.B364];[.D3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5]*100/SUM([.B365];[.C365])" office:value-type="float" office:value="100" calcext:value-type="float">
            <text:p>100</text:p>
          </table:table-cell>
          <table:table-cell table:formula="of:=[.B365]*100/SUM([.B365];[.D3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6]*100/SUM([.B366];[.C366])" office:value-type="float" office:value="100" calcext:value-type="float">
            <text:p>100</text:p>
          </table:table-cell>
          <table:table-cell table:formula="of:=[.B366]*100/SUM([.B366];[.D3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7]*100/SUM([.B367];[.C367])" office:value-type="float" office:value="100" calcext:value-type="float">
            <text:p>100</text:p>
          </table:table-cell>
          <table:table-cell table:formula="of:=[.B367]*100/SUM([.B367];[.D3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8]*100/SUM([.B368];[.C368])" office:value-type="float" office:value="100" calcext:value-type="float">
            <text:p>100</text:p>
          </table:table-cell>
          <table:table-cell table:formula="of:=[.B368]*100/SUM([.B368];[.D3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69]*100/SUM([.B369];[.C369])" office:value-type="float" office:value="100" calcext:value-type="float">
            <text:p>100</text:p>
          </table:table-cell>
          <table:table-cell table:formula="of:=[.B369]*100/SUM([.B369];[.D3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70]*100/SUM([.B370];[.C370])" office:value-type="string" office:string-value="" calcext:value-type="error">
            <text:p>#DIV/0!</text:p>
          </table:table-cell>
          <table:table-cell table:formula="of:=[.B370]*100/SUM([.B370];[.D37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71]*100/SUM([.B371];[.C371])" office:value-type="float" office:value="50" calcext:value-type="float">
            <text:p>50</text:p>
          </table:table-cell>
          <table:table-cell table:formula="of:=[.B371]*100/SUM([.B371];[.D3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2]*100/SUM([.B372];[.C372])" office:value-type="float" office:value="100" calcext:value-type="float">
            <text:p>100</text:p>
          </table:table-cell>
          <table:table-cell table:formula="of:=[.B372]*100/SUM([.B372];[.D37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3]*100/SUM([.B373];[.C373])" office:value-type="float" office:value="100" calcext:value-type="float">
            <text:p>100</text:p>
          </table:table-cell>
          <table:table-cell table:formula="of:=[.B373]*100/SUM([.B373];[.D37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4]*100/SUM([.B374];[.C374])" office:value-type="float" office:value="100" calcext:value-type="float">
            <text:p>100</text:p>
          </table:table-cell>
          <table:table-cell table:formula="of:=[.B374]*100/SUM([.B374];[.D3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5]*100/SUM([.B375];[.C375])" office:value-type="float" office:value="100" calcext:value-type="float">
            <text:p>100</text:p>
          </table:table-cell>
          <table:table-cell table:formula="of:=[.B375]*100/SUM([.B375];[.D3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6]*100/SUM([.B376];[.C376])" office:value-type="float" office:value="100" calcext:value-type="float">
            <text:p>100</text:p>
          </table:table-cell>
          <table:table-cell table:formula="of:=[.B376]*100/SUM([.B376];[.D3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7]*100/SUM([.B377];[.C377])" office:value-type="float" office:value="100" calcext:value-type="float">
            <text:p>100</text:p>
          </table:table-cell>
          <table:table-cell table:formula="of:=[.B377]*100/SUM([.B377];[.D37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8]*100/SUM([.B378];[.C378])" office:value-type="float" office:value="100" calcext:value-type="float">
            <text:p>100</text:p>
          </table:table-cell>
          <table:table-cell table:formula="of:=[.B378]*100/SUM([.B378];[.D3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79]*100/SUM([.B379];[.C379])" office:value-type="float" office:value="100" calcext:value-type="float">
            <text:p>100</text:p>
          </table:table-cell>
          <table:table-cell table:formula="of:=[.B379]*100/SUM([.B379];[.D37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0]*100/SUM([.B380];[.C380])" office:value-type="float" office:value="100" calcext:value-type="float">
            <text:p>100</text:p>
          </table:table-cell>
          <table:table-cell table:formula="of:=[.B380]*100/SUM([.B380];[.D3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1]*100/SUM([.B381];[.C381])" office:value-type="float" office:value="100" calcext:value-type="float">
            <text:p>100</text:p>
          </table:table-cell>
          <table:table-cell table:formula="of:=[.B381]*100/SUM([.B381];[.D381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2]*100/SUM([.B382];[.C382])" office:value-type="float" office:value="100" calcext:value-type="float">
            <text:p>100</text:p>
          </table:table-cell>
          <table:table-cell table:formula="of:=[.B382]*100/SUM([.B382];[.D3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3]*100/SUM([.B383];[.C383])" office:value-type="float" office:value="100" calcext:value-type="float">
            <text:p>100</text:p>
          </table:table-cell>
          <table:table-cell table:formula="of:=[.B383]*100/SUM([.B383];[.D3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4]*100/SUM([.B384];[.C384])" office:value-type="float" office:value="100" calcext:value-type="float">
            <text:p>100</text:p>
          </table:table-cell>
          <table:table-cell table:formula="of:=[.B384]*100/SUM([.B384];[.D3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385]*100/SUM([.B385];[.C385])" office:value-type="string" office:string-value="" calcext:value-type="error">
            <text:p>#DIV/0!</text:p>
          </table:table-cell>
          <table:table-cell table:formula="of:=[.B385]*100/SUM([.B385];[.D38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6]*100/SUM([.B386];[.C386])" office:value-type="string" office:string-value="" calcext:value-type="error">
            <text:p>#DIV/0!</text:p>
          </table:table-cell>
          <table:table-cell table:formula="of:=[.B386]*100/SUM([.B386];[.D38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7]*100/SUM([.B387];[.C387])" office:value-type="string" office:string-value="" calcext:value-type="error">
            <text:p>#DIV/0!</text:p>
          </table:table-cell>
          <table:table-cell table:formula="of:=[.B387]*100/SUM([.B387];[.D38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8]*100/SUM([.B388];[.C388])" office:value-type="string" office:string-value="" calcext:value-type="error">
            <text:p>#DIV/0!</text:p>
          </table:table-cell>
          <table:table-cell table:formula="of:=[.B388]*100/SUM([.B388];[.D38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89]*100/SUM([.B389];[.C389])" office:value-type="float" office:value="100" calcext:value-type="float">
            <text:p>100</text:p>
          </table:table-cell>
          <table:table-cell table:formula="of:=[.B389]*100/SUM([.B389];[.D3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0]*100/SUM([.B390];[.C390])" office:value-type="float" office:value="100" calcext:value-type="float">
            <text:p>100</text:p>
          </table:table-cell>
          <table:table-cell table:formula="of:=[.B390]*100/SUM([.B390];[.D3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1]*100/SUM([.B391];[.C391])" office:value-type="float" office:value="100" calcext:value-type="float">
            <text:p>100</text:p>
          </table:table-cell>
          <table:table-cell table:formula="of:=[.B391]*100/SUM([.B391];[.D39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2]*100/SUM([.B392];[.C392])" office:value-type="float" office:value="100" calcext:value-type="float">
            <text:p>100</text:p>
          </table:table-cell>
          <table:table-cell table:formula="of:=[.B392]*100/SUM([.B392];[.D3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3]*100/SUM([.B393];[.C393])" office:value-type="float" office:value="100" calcext:value-type="float">
            <text:p>100</text:p>
          </table:table-cell>
          <table:table-cell table:formula="of:=[.B393]*100/SUM([.B393];[.D3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4]*100/SUM([.B394];[.C394])" office:value-type="float" office:value="100" calcext:value-type="float">
            <text:p>100</text:p>
          </table:table-cell>
          <table:table-cell table:formula="of:=[.B394]*100/SUM([.B394];[.D3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5]*100/SUM([.B395];[.C395])" office:value-type="float" office:value="100" calcext:value-type="float">
            <text:p>100</text:p>
          </table:table-cell>
          <table:table-cell table:formula="of:=[.B395]*100/SUM([.B395];[.D3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6]*100/SUM([.B396];[.C396])" office:value-type="float" office:value="100" calcext:value-type="float">
            <text:p>100</text:p>
          </table:table-cell>
          <table:table-cell table:formula="of:=[.B396]*100/SUM([.B396];[.D3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7]*100/SUM([.B397];[.C397])" office:value-type="float" office:value="100" calcext:value-type="float">
            <text:p>100</text:p>
          </table:table-cell>
          <table:table-cell table:formula="of:=[.B397]*100/SUM([.B397];[.D3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8]*100/SUM([.B398];[.C398])" office:value-type="float" office:value="100" calcext:value-type="float">
            <text:p>100</text:p>
          </table:table-cell>
          <table:table-cell table:formula="of:=[.B398]*100/SUM([.B398];[.D3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399]*100/SUM([.B399];[.C399])" office:value-type="float" office:value="100" calcext:value-type="float">
            <text:p>100</text:p>
          </table:table-cell>
          <table:table-cell table:formula="of:=[.B399]*100/SUM([.B399];[.D3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00]*100/SUM([.B400];[.C400])" office:value-type="string" office:string-value="" calcext:value-type="error">
            <text:p>#DIV/0!</text:p>
          </table:table-cell>
          <table:table-cell table:formula="of:=[.B400]*100/SUM([.B400];[.D400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1]*100/SUM([.B401];[.C401])" office:value-type="float" office:value="50" calcext:value-type="float">
            <text:p>50</text:p>
          </table:table-cell>
          <table:table-cell table:formula="of:=[.B401]*100/SUM([.B401];[.D4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2]*100/SUM([.B402];[.C402])" office:value-type="float" office:value="100" calcext:value-type="float">
            <text:p>100</text:p>
          </table:table-cell>
          <table:table-cell table:formula="of:=[.B402]*100/SUM([.B402];[.D4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3]*100/SUM([.B403];[.C403])" office:value-type="float" office:value="100" calcext:value-type="float">
            <text:p>100</text:p>
          </table:table-cell>
          <table:table-cell table:formula="of:=[.B403]*100/SUM([.B403];[.D40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4]*100/SUM([.B404];[.C404])" office:value-type="float" office:value="50" calcext:value-type="float">
            <text:p>50</text:p>
          </table:table-cell>
          <table:table-cell table:formula="of:=[.B404]*100/SUM([.B404];[.D40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5]*100/SUM([.B405];[.C405])" office:value-type="float" office:value="50" calcext:value-type="float">
            <text:p>50</text:p>
          </table:table-cell>
          <table:table-cell table:formula="of:=[.B405]*100/SUM([.B405];[.D40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6]*100/SUM([.B406];[.C406])" office:value-type="float" office:value="50" calcext:value-type="float">
            <text:p>50</text:p>
          </table:table-cell>
          <table:table-cell table:formula="of:=[.B406]*100/SUM([.B406];[.D40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07]*100/SUM([.B407];[.C407])" office:value-type="float" office:value="50" calcext:value-type="float">
            <text:p>50</text:p>
          </table:table-cell>
          <table:table-cell table:formula="of:=[.B407]*100/SUM([.B407];[.D40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8]*100/SUM([.B408];[.C408])" office:value-type="float" office:value="100" calcext:value-type="float">
            <text:p>100</text:p>
          </table:table-cell>
          <table:table-cell table:formula="of:=[.B408]*100/SUM([.B408];[.D40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09]*100/SUM([.B409];[.C409])" office:value-type="float" office:value="100" calcext:value-type="float">
            <text:p>100</text:p>
          </table:table-cell>
          <table:table-cell table:formula="of:=[.B409]*100/SUM([.B409];[.D40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0]*100/SUM([.B410];[.C410])" office:value-type="float" office:value="100" calcext:value-type="float">
            <text:p>100</text:p>
          </table:table-cell>
          <table:table-cell table:formula="of:=[.B410]*100/SUM([.B410];[.D41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1]*100/SUM([.B411];[.C411])" office:value-type="float" office:value="100" calcext:value-type="float">
            <text:p>100</text:p>
          </table:table-cell>
          <table:table-cell table:formula="of:=[.B411]*100/SUM([.B411];[.D41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2]*100/SUM([.B412];[.C412])" office:value-type="float" office:value="100" calcext:value-type="float">
            <text:p>100</text:p>
          </table:table-cell>
          <table:table-cell table:formula="of:=[.B412]*100/SUM([.B412];[.D41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3]*100/SUM([.B413];[.C413])" office:value-type="float" office:value="100" calcext:value-type="float">
            <text:p>100</text:p>
          </table:table-cell>
          <table:table-cell table:formula="of:=[.B413]*100/SUM([.B413];[.D41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4]*100/SUM([.B414];[.C414])" office:value-type="float" office:value="100" calcext:value-type="float">
            <text:p>100</text:p>
          </table:table-cell>
          <table:table-cell table:formula="of:=[.B414]*100/SUM([.B414];[.D41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5]*100/SUM([.B415];[.C415])" office:value-type="float" office:value="100" calcext:value-type="float">
            <text:p>100</text:p>
          </table:table-cell>
          <table:table-cell table:formula="of:=[.B415]*100/SUM([.B415];[.D41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6]*100/SUM([.B416];[.C416])" office:value-type="float" office:value="100" calcext:value-type="float">
            <text:p>100</text:p>
          </table:table-cell>
          <table:table-cell table:formula="of:=[.B416]*100/SUM([.B416];[.D41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17]*100/SUM([.B417];[.C417])" office:value-type="float" office:value="100" calcext:value-type="float">
            <text:p>100</text:p>
          </table:table-cell>
          <table:table-cell table:formula="of:=[.B417]*100/SUM([.B417];[.D41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18]*100/SUM([.B418];[.C418])" office:value-type="float" office:value="0" calcext:value-type="float">
            <text:p>0</text:p>
          </table:table-cell>
          <table:table-cell table:formula="of:=[.B418]*100/SUM([.B418];[.D418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419]*100/SUM([.B419];[.C419])" office:value-type="float" office:value="0" calcext:value-type="float">
            <text:p>0</text:p>
          </table:table-cell>
          <table:table-cell table:formula="of:=[.B419]*100/SUM([.B419];[.D41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20]*100/SUM([.B420];[.C420])" office:value-type="string" office:string-value="" calcext:value-type="error">
            <text:p>#DIV/0!</text:p>
          </table:table-cell>
          <table:table-cell table:formula="of:=[.B420]*100/SUM([.B420];[.D42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1]*100/SUM([.B421];[.C421])" office:value-type="float" office:value="100" calcext:value-type="float">
            <text:p>100</text:p>
          </table:table-cell>
          <table:table-cell table:formula="of:=[.B421]*100/SUM([.B421];[.D42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2]*100/SUM([.B422];[.C422])" office:value-type="float" office:value="100" calcext:value-type="float">
            <text:p>100</text:p>
          </table:table-cell>
          <table:table-cell table:formula="of:=[.B422]*100/SUM([.B422];[.D42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3]*100/SUM([.B423];[.C423])" office:value-type="float" office:value="100" calcext:value-type="float">
            <text:p>100</text:p>
          </table:table-cell>
          <table:table-cell table:formula="of:=[.B423]*100/SUM([.B423];[.D42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4]*100/SUM([.B424];[.C424])" office:value-type="float" office:value="100" calcext:value-type="float">
            <text:p>100</text:p>
          </table:table-cell>
          <table:table-cell table:formula="of:=[.B424]*100/SUM([.B424];[.D42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5]*100/SUM([.B425];[.C425])" office:value-type="float" office:value="100" calcext:value-type="float">
            <text:p>100</text:p>
          </table:table-cell>
          <table:table-cell table:formula="of:=[.B425]*100/SUM([.B425];[.D42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6]*100/SUM([.B426];[.C426])" office:value-type="float" office:value="100" calcext:value-type="float">
            <text:p>100</text:p>
          </table:table-cell>
          <table:table-cell table:formula="of:=[.B426]*100/SUM([.B426];[.D42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7]*100/SUM([.B427];[.C427])" office:value-type="float" office:value="100" calcext:value-type="float">
            <text:p>100</text:p>
          </table:table-cell>
          <table:table-cell table:formula="of:=[.B427]*100/SUM([.B427];[.D4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8]*100/SUM([.B428];[.C428])" office:value-type="float" office:value="100" calcext:value-type="float">
            <text:p>100</text:p>
          </table:table-cell>
          <table:table-cell table:formula="of:=[.B428]*100/SUM([.B428];[.D42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29]*100/SUM([.B429];[.C429])" office:value-type="float" office:value="100" calcext:value-type="float">
            <text:p>100</text:p>
          </table:table-cell>
          <table:table-cell table:formula="of:=[.B429]*100/SUM([.B429];[.D42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0]*100/SUM([.B430];[.C430])" office:value-type="float" office:value="100" calcext:value-type="float">
            <text:p>100</text:p>
          </table:table-cell>
          <table:table-cell table:formula="of:=[.B430]*100/SUM([.B430];[.D43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1]*100/SUM([.B431];[.C431])" office:value-type="float" office:value="100" calcext:value-type="float">
            <text:p>100</text:p>
          </table:table-cell>
          <table:table-cell table:formula="of:=[.B431]*100/SUM([.B431];[.D43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2]*100/SUM([.B432];[.C432])" office:value-type="float" office:value="100" calcext:value-type="float">
            <text:p>100</text:p>
          </table:table-cell>
          <table:table-cell table:formula="of:=[.B432]*100/SUM([.B432];[.D43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3]*100/SUM([.B433];[.C433])" office:value-type="float" office:value="100" calcext:value-type="float">
            <text:p>100</text:p>
          </table:table-cell>
          <table:table-cell table:formula="of:=[.B433]*100/SUM([.B433];[.D43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4]*100/SUM([.B434];[.C434])" office:value-type="float" office:value="100" calcext:value-type="float">
            <text:p>100</text:p>
          </table:table-cell>
          <table:table-cell table:formula="of:=[.B434]*100/SUM([.B434];[.D43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5]*100/SUM([.B435];[.C435])" office:value-type="float" office:value="100" calcext:value-type="float">
            <text:p>100</text:p>
          </table:table-cell>
          <table:table-cell table:formula="of:=[.B435]*100/SUM([.B435];[.D43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6]*100/SUM([.B436];[.C436])" office:value-type="float" office:value="100" calcext:value-type="float">
            <text:p>100</text:p>
          </table:table-cell>
          <table:table-cell table:formula="of:=[.B436]*100/SUM([.B436];[.D43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7]*100/SUM([.B437];[.C437])" office:value-type="float" office:value="100" calcext:value-type="float">
            <text:p>100</text:p>
          </table:table-cell>
          <table:table-cell table:formula="of:=[.B437]*100/SUM([.B437];[.D43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38]*100/SUM([.B438];[.C438])" office:value-type="float" office:value="50" calcext:value-type="float">
            <text:p>50</text:p>
          </table:table-cell>
          <table:table-cell table:formula="of:=[.B438]*100/SUM([.B438];[.D43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39]*100/SUM([.B439];[.C439])" office:value-type="float" office:value="100" calcext:value-type="float">
            <text:p>100</text:p>
          </table:table-cell>
          <table:table-cell table:formula="of:=[.B439]*100/SUM([.B439];[.D43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0]*100/SUM([.B440];[.C440])" office:value-type="float" office:value="100" calcext:value-type="float">
            <text:p>100</text:p>
          </table:table-cell>
          <table:table-cell table:formula="of:=[.B440]*100/SUM([.B440];[.D44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1]*100/SUM([.B441];[.C441])" office:value-type="float" office:value="100" calcext:value-type="float">
            <text:p>100</text:p>
          </table:table-cell>
          <table:table-cell table:formula="of:=[.B441]*100/SUM([.B441];[.D44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2]*100/SUM([.B442];[.C442])" office:value-type="float" office:value="100" calcext:value-type="float">
            <text:p>100</text:p>
          </table:table-cell>
          <table:table-cell table:formula="of:=[.B442]*100/SUM([.B442];[.D44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3]*100/SUM([.B443];[.C443])" office:value-type="float" office:value="100" calcext:value-type="float">
            <text:p>100</text:p>
          </table:table-cell>
          <table:table-cell table:formula="of:=[.B443]*100/SUM([.B443];[.D44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4]*100/SUM([.B444];[.C444])" office:value-type="float" office:value="100" calcext:value-type="float">
            <text:p>100</text:p>
          </table:table-cell>
          <table:table-cell table:formula="of:=[.B444]*100/SUM([.B444];[.D44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5]*100/SUM([.B445];[.C445])" office:value-type="float" office:value="100" calcext:value-type="float">
            <text:p>100</text:p>
          </table:table-cell>
          <table:table-cell table:formula="of:=[.B445]*100/SUM([.B445];[.D44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6]*100/SUM([.B446];[.C446])" office:value-type="float" office:value="100" calcext:value-type="float">
            <text:p>100</text:p>
          </table:table-cell>
          <table:table-cell table:formula="of:=[.B446]*100/SUM([.B446];[.D44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7]*100/SUM([.B447];[.C447])" office:value-type="float" office:value="100" calcext:value-type="float">
            <text:p>100</text:p>
          </table:table-cell>
          <table:table-cell table:formula="of:=[.B447]*100/SUM([.B447];[.D44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8]*100/SUM([.B448];[.C448])" office:value-type="float" office:value="100" calcext:value-type="float">
            <text:p>100</text:p>
          </table:table-cell>
          <table:table-cell table:formula="of:=[.B448]*100/SUM([.B448];[.D448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49]*100/SUM([.B449];[.C449])" office:value-type="float" office:value="100" calcext:value-type="float">
            <text:p>100</text:p>
          </table:table-cell>
          <table:table-cell table:formula="of:=[.B449]*100/SUM([.B449];[.D44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0]*100/SUM([.B450];[.C450])" office:value-type="float" office:value="100" calcext:value-type="float">
            <text:p>100</text:p>
          </table:table-cell>
          <table:table-cell table:formula="of:=[.B450]*100/SUM([.B450];[.D45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1]*100/SUM([.B451];[.C451])" office:value-type="float" office:value="100" calcext:value-type="float">
            <text:p>100</text:p>
          </table:table-cell>
          <table:table-cell table:formula="of:=[.B451]*100/SUM([.B451];[.D4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2]*100/SUM([.B452];[.C452])" office:value-type="float" office:value="100" calcext:value-type="float">
            <text:p>100</text:p>
          </table:table-cell>
          <table:table-cell table:formula="of:=[.B452]*100/SUM([.B452];[.D45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3]*100/SUM([.B453];[.C453])" office:value-type="float" office:value="100" calcext:value-type="float">
            <text:p>100</text:p>
          </table:table-cell>
          <table:table-cell table:formula="of:=[.B453]*100/SUM([.B453];[.D45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4]*100/SUM([.B454];[.C454])" office:value-type="float" office:value="100" calcext:value-type="float">
            <text:p>100</text:p>
          </table:table-cell>
          <table:table-cell table:formula="of:=[.B454]*100/SUM([.B454];[.D45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5]*100/SUM([.B455];[.C455])" office:value-type="float" office:value="100" calcext:value-type="float">
            <text:p>100</text:p>
          </table:table-cell>
          <table:table-cell table:formula="of:=[.B455]*100/SUM([.B455];[.D45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6]*100/SUM([.B456];[.C456])" office:value-type="float" office:value="100" calcext:value-type="float">
            <text:p>100</text:p>
          </table:table-cell>
          <table:table-cell table:formula="of:=[.B456]*100/SUM([.B456];[.D45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7]*100/SUM([.B457];[.C457])" office:value-type="float" office:value="100" calcext:value-type="float">
            <text:p>100</text:p>
          </table:table-cell>
          <table:table-cell table:formula="of:=[.B457]*100/SUM([.B457];[.D457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8]*100/SUM([.B458];[.C458])" office:value-type="float" office:value="100" calcext:value-type="float">
            <text:p>100</text:p>
          </table:table-cell>
          <table:table-cell table:formula="of:=[.B458]*100/SUM([.B458];[.D45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59]*100/SUM([.B459];[.C459])" office:value-type="float" office:value="100" calcext:value-type="float">
            <text:p>100</text:p>
          </table:table-cell>
          <table:table-cell table:formula="of:=[.B459]*100/SUM([.B459];[.D45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0]*100/SUM([.B460];[.C460])" office:value-type="float" office:value="100" calcext:value-type="float">
            <text:p>100</text:p>
          </table:table-cell>
          <table:table-cell table:formula="of:=[.B460]*100/SUM([.B460];[.D4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1]*100/SUM([.B461];[.C461])" office:value-type="float" office:value="100" calcext:value-type="float">
            <text:p>100</text:p>
          </table:table-cell>
          <table:table-cell table:formula="of:=[.B461]*100/SUM([.B461];[.D4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2]*100/SUM([.B462];[.C462])" office:value-type="float" office:value="100" calcext:value-type="float">
            <text:p>100</text:p>
          </table:table-cell>
          <table:table-cell table:formula="of:=[.B462]*100/SUM([.B462];[.D4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3]*100/SUM([.B463];[.C463])" office:value-type="float" office:value="100" calcext:value-type="float">
            <text:p>100</text:p>
          </table:table-cell>
          <table:table-cell table:formula="of:=[.B463]*100/SUM([.B463];[.D4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4]*100/SUM([.B464];[.C464])" office:value-type="float" office:value="100" calcext:value-type="float">
            <text:p>100</text:p>
          </table:table-cell>
          <table:table-cell table:formula="of:=[.B464]*100/SUM([.B464];[.D4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465]*100/SUM([.B465];[.C465])" office:value-type="string" office:string-value="" calcext:value-type="error">
            <text:p>#DIV/0!</text:p>
          </table:table-cell>
          <table:table-cell table:formula="of:=[.B465]*100/SUM([.B465];[.D46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6]*100/SUM([.B466];[.C466])" office:value-type="float" office:value="100" calcext:value-type="float">
            <text:p>100</text:p>
          </table:table-cell>
          <table:table-cell table:formula="of:=[.B466]*100/SUM([.B466];[.D4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7]*100/SUM([.B467];[.C467])" office:value-type="float" office:value="100" calcext:value-type="float">
            <text:p>100</text:p>
          </table:table-cell>
          <table:table-cell table:formula="of:=[.B467]*100/SUM([.B467];[.D46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8]*100/SUM([.B468];[.C468])" office:value-type="float" office:value="100" calcext:value-type="float">
            <text:p>100</text:p>
          </table:table-cell>
          <table:table-cell table:formula="of:=[.B468]*100/SUM([.B468];[.D46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69]*100/SUM([.B469];[.C469])" office:value-type="float" office:value="100" calcext:value-type="float">
            <text:p>100</text:p>
          </table:table-cell>
          <table:table-cell table:formula="of:=[.B469]*100/SUM([.B469];[.D46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0]*100/SUM([.B470];[.C470])" office:value-type="float" office:value="100" calcext:value-type="float">
            <text:p>100</text:p>
          </table:table-cell>
          <table:table-cell table:formula="of:=[.B470]*100/SUM([.B470];[.D47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1]*100/SUM([.B471];[.C471])" office:value-type="float" office:value="100" calcext:value-type="float">
            <text:p>100</text:p>
          </table:table-cell>
          <table:table-cell table:formula="of:=[.B471]*100/SUM([.B471];[.D47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2]*100/SUM([.B472];[.C472])" office:value-type="float" office:value="100" calcext:value-type="float">
            <text:p>100</text:p>
          </table:table-cell>
          <table:table-cell table:formula="of:=[.B472]*100/SUM([.B472];[.D47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3]*100/SUM([.B473];[.C473])" office:value-type="float" office:value="100" calcext:value-type="float">
            <text:p>100</text:p>
          </table:table-cell>
          <table:table-cell table:formula="of:=[.B473]*100/SUM([.B473];[.D47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4]*100/SUM([.B474];[.C474])" office:value-type="float" office:value="100" calcext:value-type="float">
            <text:p>100</text:p>
          </table:table-cell>
          <table:table-cell table:formula="of:=[.B474]*100/SUM([.B474];[.D47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5]*100/SUM([.B475];[.C475])" office:value-type="float" office:value="100" calcext:value-type="float">
            <text:p>100</text:p>
          </table:table-cell>
          <table:table-cell table:formula="of:=[.B475]*100/SUM([.B475];[.D47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6]*100/SUM([.B476];[.C476])" office:value-type="float" office:value="100" calcext:value-type="float">
            <text:p>100</text:p>
          </table:table-cell>
          <table:table-cell table:formula="of:=[.B476]*100/SUM([.B476];[.D47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7]*100/SUM([.B477];[.C477])" office:value-type="float" office:value="100" calcext:value-type="float">
            <text:p>100</text:p>
          </table:table-cell>
          <table:table-cell table:formula="of:=[.B477]*100/SUM([.B477];[.D47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8]*100/SUM([.B478];[.C478])" office:value-type="float" office:value="100" calcext:value-type="float">
            <text:p>100</text:p>
          </table:table-cell>
          <table:table-cell table:formula="of:=[.B478]*100/SUM([.B478];[.D47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79]*100/SUM([.B479];[.C479])" office:value-type="float" office:value="100" calcext:value-type="float">
            <text:p>100</text:p>
          </table:table-cell>
          <table:table-cell table:formula="of:=[.B479]*100/SUM([.B479];[.D47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0]*100/SUM([.B480];[.C480])" office:value-type="float" office:value="100" calcext:value-type="float">
            <text:p>100</text:p>
          </table:table-cell>
          <table:table-cell table:formula="of:=[.B480]*100/SUM([.B480];[.D48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1]*100/SUM([.B481];[.C481])" office:value-type="float" office:value="100" calcext:value-type="float">
            <text:p>100</text:p>
          </table:table-cell>
          <table:table-cell table:formula="of:=[.B481]*100/SUM([.B481];[.D48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2]*100/SUM([.B482];[.C482])" office:value-type="float" office:value="100" calcext:value-type="float">
            <text:p>100</text:p>
          </table:table-cell>
          <table:table-cell table:formula="of:=[.B482]*100/SUM([.B482];[.D48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3]*100/SUM([.B483];[.C483])" office:value-type="float" office:value="100" calcext:value-type="float">
            <text:p>100</text:p>
          </table:table-cell>
          <table:table-cell table:formula="of:=[.B483]*100/SUM([.B483];[.D48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4]*100/SUM([.B484];[.C484])" office:value-type="float" office:value="100" calcext:value-type="float">
            <text:p>100</text:p>
          </table:table-cell>
          <table:table-cell table:formula="of:=[.B484]*100/SUM([.B484];[.D48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5]*100/SUM([.B485];[.C485])" office:value-type="float" office:value="100" calcext:value-type="float">
            <text:p>100</text:p>
          </table:table-cell>
          <table:table-cell table:formula="of:=[.B485]*100/SUM([.B485];[.D48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6]*100/SUM([.B486];[.C486])" office:value-type="float" office:value="100" calcext:value-type="float">
            <text:p>100</text:p>
          </table:table-cell>
          <table:table-cell table:formula="of:=[.B486]*100/SUM([.B486];[.D48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7]*100/SUM([.B487];[.C487])" office:value-type="float" office:value="100" calcext:value-type="float">
            <text:p>100</text:p>
          </table:table-cell>
          <table:table-cell table:formula="of:=[.B487]*100/SUM([.B487];[.D48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8]*100/SUM([.B488];[.C488])" office:value-type="float" office:value="100" calcext:value-type="float">
            <text:p>100</text:p>
          </table:table-cell>
          <table:table-cell table:formula="of:=[.B488]*100/SUM([.B488];[.D48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89]*100/SUM([.B489];[.C489])" office:value-type="float" office:value="100" calcext:value-type="float">
            <text:p>100</text:p>
          </table:table-cell>
          <table:table-cell table:formula="of:=[.B489]*100/SUM([.B489];[.D48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0]*100/SUM([.B490];[.C490])" office:value-type="float" office:value="100" calcext:value-type="float">
            <text:p>100</text:p>
          </table:table-cell>
          <table:table-cell table:formula="of:=[.B490]*100/SUM([.B490];[.D49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1]*100/SUM([.B491];[.C491])" office:value-type="float" office:value="100" calcext:value-type="float">
            <text:p>100</text:p>
          </table:table-cell>
          <table:table-cell table:formula="of:=[.B491]*100/SUM([.B491];[.D49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2]*100/SUM([.B492];[.C492])" office:value-type="float" office:value="100" calcext:value-type="float">
            <text:p>100</text:p>
          </table:table-cell>
          <table:table-cell table:formula="of:=[.B492]*100/SUM([.B492];[.D49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3]*100/SUM([.B493];[.C493])" office:value-type="float" office:value="100" calcext:value-type="float">
            <text:p>100</text:p>
          </table:table-cell>
          <table:table-cell table:formula="of:=[.B493]*100/SUM([.B493];[.D49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4]*100/SUM([.B494];[.C494])" office:value-type="float" office:value="100" calcext:value-type="float">
            <text:p>100</text:p>
          </table:table-cell>
          <table:table-cell table:formula="of:=[.B494]*100/SUM([.B494];[.D49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5]*100/SUM([.B495];[.C495])" office:value-type="float" office:value="100" calcext:value-type="float">
            <text:p>100</text:p>
          </table:table-cell>
          <table:table-cell table:formula="of:=[.B495]*100/SUM([.B495];[.D49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6]*100/SUM([.B496];[.C496])" office:value-type="float" office:value="100" calcext:value-type="float">
            <text:p>100</text:p>
          </table:table-cell>
          <table:table-cell table:formula="of:=[.B496]*100/SUM([.B496];[.D49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7]*100/SUM([.B497];[.C497])" office:value-type="float" office:value="100" calcext:value-type="float">
            <text:p>100</text:p>
          </table:table-cell>
          <table:table-cell table:formula="of:=[.B497]*100/SUM([.B497];[.D49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8]*100/SUM([.B498];[.C498])" office:value-type="float" office:value="100" calcext:value-type="float">
            <text:p>100</text:p>
          </table:table-cell>
          <table:table-cell table:formula="of:=[.B498]*100/SUM([.B498];[.D498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499]*100/SUM([.B499];[.C499])" office:value-type="float" office:value="100" calcext:value-type="float">
            <text:p>100</text:p>
          </table:table-cell>
          <table:table-cell table:formula="of:=[.B499]*100/SUM([.B499];[.D499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0]*100/SUM([.B500];[.C500])" office:value-type="float" office:value="100" calcext:value-type="float">
            <text:p>100</text:p>
          </table:table-cell>
          <table:table-cell table:formula="of:=[.B500]*100/SUM([.B500];[.D50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1]*100/SUM([.B501];[.C501])" office:value-type="float" office:value="100" calcext:value-type="float">
            <text:p>100</text:p>
          </table:table-cell>
          <table:table-cell table:formula="of:=[.B501]*100/SUM([.B501];[.D50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2]*100/SUM([.B502];[.C502])" office:value-type="float" office:value="100" calcext:value-type="float">
            <text:p>100</text:p>
          </table:table-cell>
          <table:table-cell table:formula="of:=[.B502]*100/SUM([.B502];[.D50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3]*100/SUM([.B503];[.C503])" office:value-type="float" office:value="100" calcext:value-type="float">
            <text:p>100</text:p>
          </table:table-cell>
          <table:table-cell table:formula="of:=[.B503]*100/SUM([.B503];[.D50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4]*100/SUM([.B504];[.C504])" office:value-type="float" office:value="100" calcext:value-type="float">
            <text:p>100</text:p>
          </table:table-cell>
          <table:table-cell table:formula="of:=[.B504]*100/SUM([.B504];[.D50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05]*100/SUM([.B505];[.C505])" office:value-type="string" office:string-value="" calcext:value-type="error">
            <text:p>#DIV/0!</text:p>
          </table:table-cell>
          <table:table-cell table:formula="of:=[.B505]*100/SUM([.B505];[.D505])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6]*100/SUM([.B506];[.C506])" office:value-type="float" office:value="0" calcext:value-type="float">
            <text:p>0</text:p>
          </table:table-cell>
          <table:table-cell table:formula="of:=[.B506]*100/SUM([.B506];[.D50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7]*100/SUM([.B507];[.C507])" office:value-type="string" office:string-value="" calcext:value-type="error">
            <text:p>#DIV/0!</text:p>
          </table:table-cell>
          <table:table-cell table:formula="of:=[.B507]*100/SUM([.B507];[.D50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08]*100/SUM([.B508];[.C508])" office:value-type="float" office:value="50" calcext:value-type="float">
            <text:p>50</text:p>
          </table:table-cell>
          <table:table-cell table:formula="of:=[.B508]*100/SUM([.B508];[.D50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09]*100/SUM([.B509];[.C509])" office:value-type="float" office:value="100" calcext:value-type="float">
            <text:p>100</text:p>
          </table:table-cell>
          <table:table-cell table:formula="of:=[.B509]*100/SUM([.B509];[.D50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0]*100/SUM([.B510];[.C510])" office:value-type="float" office:value="100" calcext:value-type="float">
            <text:p>100</text:p>
          </table:table-cell>
          <table:table-cell table:formula="of:=[.B510]*100/SUM([.B510];[.D5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1]*100/SUM([.B511];[.C511])" office:value-type="float" office:value="100" calcext:value-type="float">
            <text:p>100</text:p>
          </table:table-cell>
          <table:table-cell table:formula="of:=[.B511]*100/SUM([.B511];[.D51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2]*100/SUM([.B512];[.C512])" office:value-type="float" office:value="100" calcext:value-type="float">
            <text:p>100</text:p>
          </table:table-cell>
          <table:table-cell table:formula="of:=[.B512]*100/SUM([.B512];[.D51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3]*100/SUM([.B513];[.C513])" office:value-type="float" office:value="100" calcext:value-type="float">
            <text:p>100</text:p>
          </table:table-cell>
          <table:table-cell table:formula="of:=[.B513]*100/SUM([.B513];[.D51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14]*100/SUM([.B514];[.C514])" office:value-type="float" office:value="50" calcext:value-type="float">
            <text:p>50</text:p>
          </table:table-cell>
          <table:table-cell table:formula="of:=[.B514]*100/SUM([.B514];[.D514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5]*100/SUM([.B515];[.C515])" office:value-type="float" office:value="100" calcext:value-type="float">
            <text:p>100</text:p>
          </table:table-cell>
          <table:table-cell table:formula="of:=[.B515]*100/SUM([.B515];[.D51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6]*100/SUM([.B516];[.C516])" office:value-type="float" office:value="100" calcext:value-type="float">
            <text:p>100</text:p>
          </table:table-cell>
          <table:table-cell table:formula="of:=[.B516]*100/SUM([.B516];[.D51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17]*100/SUM([.B517];[.C517])" office:value-type="float" office:value="50" calcext:value-type="float">
            <text:p>50</text:p>
          </table:table-cell>
          <table:table-cell table:formula="of:=[.B517]*100/SUM([.B517];[.D517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8]*100/SUM([.B518];[.C518])" office:value-type="float" office:value="100" calcext:value-type="float">
            <text:p>100</text:p>
          </table:table-cell>
          <table:table-cell table:formula="of:=[.B518]*100/SUM([.B518];[.D51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19]*100/SUM([.B519];[.C519])" office:value-type="float" office:value="100" calcext:value-type="float">
            <text:p>100</text:p>
          </table:table-cell>
          <table:table-cell table:formula="of:=[.B519]*100/SUM([.B519];[.D51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0]*100/SUM([.B520];[.C520])" office:value-type="float" office:value="100" calcext:value-type="float">
            <text:p>100</text:p>
          </table:table-cell>
          <table:table-cell table:formula="of:=[.B520]*100/SUM([.B520];[.D52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1]*100/SUM([.B521];[.C521])" office:value-type="float" office:value="100" calcext:value-type="float">
            <text:p>100</text:p>
          </table:table-cell>
          <table:table-cell table:formula="of:=[.B521]*100/SUM([.B521];[.D52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2]*100/SUM([.B522];[.C522])" office:value-type="float" office:value="100" calcext:value-type="float">
            <text:p>100</text:p>
          </table:table-cell>
          <table:table-cell table:formula="of:=[.B522]*100/SUM([.B522];[.D52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3]*100/SUM([.B523];[.C523])" office:value-type="float" office:value="100" calcext:value-type="float">
            <text:p>100</text:p>
          </table:table-cell>
          <table:table-cell table:formula="of:=[.B523]*100/SUM([.B523];[.D52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4]*100/SUM([.B524];[.C524])" office:value-type="float" office:value="100" calcext:value-type="float">
            <text:p>100</text:p>
          </table:table-cell>
          <table:table-cell table:formula="of:=[.B524]*100/SUM([.B524];[.D524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5]*100/SUM([.B525];[.C525])" office:value-type="float" office:value="100" calcext:value-type="float">
            <text:p>100</text:p>
          </table:table-cell>
          <table:table-cell table:formula="of:=[.B525]*100/SUM([.B525];[.D525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6]*100/SUM([.B526];[.C526])" office:value-type="float" office:value="100" calcext:value-type="float">
            <text:p>100</text:p>
          </table:table-cell>
          <table:table-cell table:formula="of:=[.B526]*100/SUM([.B526];[.D526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7]*100/SUM([.B527];[.C527])" office:value-type="float" office:value="100" calcext:value-type="float">
            <text:p>100</text:p>
          </table:table-cell>
          <table:table-cell table:formula="of:=[.B527]*100/SUM([.B527];[.D527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8]*100/SUM([.B528];[.C528])" office:value-type="float" office:value="100" calcext:value-type="float">
            <text:p>100</text:p>
          </table:table-cell>
          <table:table-cell table:formula="of:=[.B528]*100/SUM([.B528];[.D52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29]*100/SUM([.B529];[.C529])" office:value-type="float" office:value="100" calcext:value-type="float">
            <text:p>100</text:p>
          </table:table-cell>
          <table:table-cell table:formula="of:=[.B529]*100/SUM([.B529];[.D529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0]*100/SUM([.B530];[.C530])" office:value-type="float" office:value="100" calcext:value-type="float">
            <text:p>100</text:p>
          </table:table-cell>
          <table:table-cell table:formula="of:=[.B530]*100/SUM([.B530];[.D53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1]*100/SUM([.B531];[.C531])" office:value-type="float" office:value="100" calcext:value-type="float">
            <text:p>100</text:p>
          </table:table-cell>
          <table:table-cell table:formula="of:=[.B531]*100/SUM([.B531];[.D53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2]*100/SUM([.B532];[.C532])" office:value-type="float" office:value="100" calcext:value-type="float">
            <text:p>100</text:p>
          </table:table-cell>
          <table:table-cell table:formula="of:=[.B532]*100/SUM([.B532];[.D532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3]*100/SUM([.B533];[.C533])" office:value-type="float" office:value="100" calcext:value-type="float">
            <text:p>100</text:p>
          </table:table-cell>
          <table:table-cell table:formula="of:=[.B533]*100/SUM([.B533];[.D533]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4]*100/SUM([.B534];[.C534])" office:value-type="float" office:value="100" calcext:value-type="float">
            <text:p>100</text:p>
          </table:table-cell>
          <table:table-cell table:formula="of:=[.B534]*100/SUM([.B534];[.D534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5]*100/SUM([.B535];[.C535])" office:value-type="float" office:value="100" calcext:value-type="float">
            <text:p>100</text:p>
          </table:table-cell>
          <table:table-cell table:formula="of:=[.B535]*100/SUM([.B535];[.D53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36]*100/SUM([.B536];[.C536])" office:value-type="float" office:value="100" calcext:value-type="float">
            <text:p>100</text:p>
          </table:table-cell>
          <table:table-cell table:formula="of:=[.B536]*100/SUM([.B536];[.D53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37]*100/SUM([.B537];[.C537])" office:value-type="string" office:string-value="" calcext:value-type="error">
            <text:p>#DIV/0!</text:p>
          </table:table-cell>
          <table:table-cell table:formula="of:=[.B537]*100/SUM([.B537];[.D537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38]*100/SUM([.B538];[.C538])" office:value-type="float" office:value="0" calcext:value-type="float">
            <text:p>0</text:p>
          </table:table-cell>
          <table:table-cell table:formula="of:=[.B538]*100/SUM([.B538];[.D538]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39]*100/SUM([.B539];[.C539])" office:value-type="string" office:string-value="" calcext:value-type="error">
            <text:p>#DIV/0!</text:p>
          </table:table-cell>
          <table:table-cell table:formula="of:=[.B539]*100/SUM([.B539];[.D539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0]*100/SUM([.B540];[.C540])" office:value-type="float" office:value="100" calcext:value-type="float">
            <text:p>100</text:p>
          </table:table-cell>
          <table:table-cell table:formula="of:=[.B540]*100/SUM([.B540];[.D54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1]*100/SUM([.B541];[.C541])" office:value-type="float" office:value="100" calcext:value-type="float">
            <text:p>100</text:p>
          </table:table-cell>
          <table:table-cell table:formula="of:=[.B541]*100/SUM([.B541];[.D541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2]*100/SUM([.B542];[.C542])" office:value-type="float" office:value="100" calcext:value-type="float">
            <text:p>100</text:p>
          </table:table-cell>
          <table:table-cell table:formula="of:=[.B542]*100/SUM([.B542];[.D54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3]*100/SUM([.B543];[.C543])" office:value-type="float" office:value="100" calcext:value-type="float">
            <text:p>100</text:p>
          </table:table-cell>
          <table:table-cell table:formula="of:=[.B543]*100/SUM([.B543];[.D54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4]*100/SUM([.B544];[.C544])" office:value-type="float" office:value="100" calcext:value-type="float">
            <text:p>100</text:p>
          </table:table-cell>
          <table:table-cell table:formula="of:=[.B544]*100/SUM([.B544];[.D54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5]*100/SUM([.B545];[.C545])" office:value-type="float" office:value="100" calcext:value-type="float">
            <text:p>100</text:p>
          </table:table-cell>
          <table:table-cell table:formula="of:=[.B545]*100/SUM([.B545];[.D54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6]*100/SUM([.B546];[.C546])" office:value-type="float" office:value="100" calcext:value-type="float">
            <text:p>100</text:p>
          </table:table-cell>
          <table:table-cell table:formula="of:=[.B546]*100/SUM([.B546];[.D54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7]*100/SUM([.B547];[.C547])" office:value-type="float" office:value="100" calcext:value-type="float">
            <text:p>100</text:p>
          </table:table-cell>
          <table:table-cell table:formula="of:=[.B547]*100/SUM([.B547];[.D54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8]*100/SUM([.B548];[.C548])" office:value-type="float" office:value="100" calcext:value-type="float">
            <text:p>100</text:p>
          </table:table-cell>
          <table:table-cell table:formula="of:=[.B548]*100/SUM([.B548];[.D548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49]*100/SUM([.B549];[.C549])" office:value-type="float" office:value="100" calcext:value-type="float">
            <text:p>100</text:p>
          </table:table-cell>
          <table:table-cell table:formula="of:=[.B549]*100/SUM([.B549];[.D549])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0]*100/SUM([.B550];[.C550])" office:value-type="float" office:value="100" calcext:value-type="float">
            <text:p>100</text:p>
          </table:table-cell>
          <table:table-cell table:formula="of:=[.B550]*100/SUM([.B550];[.D550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1]*100/SUM([.B551];[.C551])" office:value-type="float" office:value="100" calcext:value-type="float">
            <text:p>100</text:p>
          </table:table-cell>
          <table:table-cell table:formula="of:=[.B551]*100/SUM([.B551];[.D55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2]*100/SUM([.B552];[.C552])" office:value-type="float" office:value="100" calcext:value-type="float">
            <text:p>100</text:p>
          </table:table-cell>
          <table:table-cell table:formula="of:=[.B552]*100/SUM([.B552];[.D55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3]*100/SUM([.B553];[.C553])" office:value-type="float" office:value="100" calcext:value-type="float">
            <text:p>100</text:p>
          </table:table-cell>
          <table:table-cell table:formula="of:=[.B553]*100/SUM([.B553];[.D55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4]*100/SUM([.B554];[.C554])" office:value-type="float" office:value="100" calcext:value-type="float">
            <text:p>100</text:p>
          </table:table-cell>
          <table:table-cell table:formula="of:=[.B554]*100/SUM([.B554];[.D554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5]*100/SUM([.B555];[.C555])" office:value-type="float" office:value="100" calcext:value-type="float">
            <text:p>100</text:p>
          </table:table-cell>
          <table:table-cell table:formula="of:=[.B555]*100/SUM([.B555];[.D555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6]*100/SUM([.B556];[.C556])" office:value-type="float" office:value="100" calcext:value-type="float">
            <text:p>100</text:p>
          </table:table-cell>
          <table:table-cell table:formula="of:=[.B556]*100/SUM([.B556];[.D55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table:formula="of:=[.B557]*100/SUM([.B557];[.C557])" office:value-type="float" office:value="100" calcext:value-type="float">
            <text:p>100</text:p>
          </table:table-cell>
          <table:table-cell table:formula="of:=[.B557]*100/SUM([.B557];[.D55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8]*100/SUM([.B558];[.C558])" office:value-type="float" office:value="100" calcext:value-type="float">
            <text:p>100</text:p>
          </table:table-cell>
          <table:table-cell table:formula="of:=[.B558]*100/SUM([.B558];[.D55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59]*100/SUM([.B559];[.C559])" office:value-type="float" office:value="100" calcext:value-type="float">
            <text:p>100</text:p>
          </table:table-cell>
          <table:table-cell table:formula="of:=[.B559]*100/SUM([.B559];[.D559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0]*100/SUM([.B560];[.C560])" office:value-type="float" office:value="100" calcext:value-type="float">
            <text:p>100</text:p>
          </table:table-cell>
          <table:table-cell table:formula="of:=[.B560]*100/SUM([.B560];[.D560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1]*100/SUM([.B561];[.C561])" office:value-type="float" office:value="100" calcext:value-type="float">
            <text:p>100</text:p>
          </table:table-cell>
          <table:table-cell table:formula="of:=[.B561]*100/SUM([.B561];[.D561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2]*100/SUM([.B562];[.C562])" office:value-type="float" office:value="100" calcext:value-type="float">
            <text:p>100</text:p>
          </table:table-cell>
          <table:table-cell table:formula="of:=[.B562]*100/SUM([.B562];[.D562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3]*100/SUM([.B563];[.C563])" office:value-type="float" office:value="100" calcext:value-type="float">
            <text:p>100</text:p>
          </table:table-cell>
          <table:table-cell table:formula="of:=[.B563]*100/SUM([.B563];[.D563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4]*100/SUM([.B564];[.C564])" office:value-type="float" office:value="100" calcext:value-type="float">
            <text:p>100</text:p>
          </table:table-cell>
          <table:table-cell table:formula="of:=[.B564]*100/SUM([.B564];[.D564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5]*100/SUM([.B565];[.C565])" office:value-type="float" office:value="100" calcext:value-type="float">
            <text:p>100</text:p>
          </table:table-cell>
          <table:table-cell table:formula="of:=[.B565]*100/SUM([.B565];[.D565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66]*100/SUM([.B566];[.C566])" office:value-type="float" office:value="100" calcext:value-type="float">
            <text:p>100</text:p>
          </table:table-cell>
          <table:table-cell table:formula="of:=[.B566]*100/SUM([.B566];[.D566])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7]*100/SUM([.B567];[.C567])" office:value-type="string" office:string-value="" calcext:value-type="error">
            <text:p>#DIV/0!</text:p>
          </table:table-cell>
          <table:table-cell table:formula="of:=[.B567]*100/SUM([.B567];[.D56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8]*100/SUM([.B568];[.C568])" office:value-type="float" office:value="0" calcext:value-type="float">
            <text:p>0</text:p>
          </table:table-cell>
          <table:table-cell table:formula="of:=[.B568]*100/SUM([.B568];[.D568])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69]*100/SUM([.B569];[.C569])" office:value-type="float" office:value="0" calcext:value-type="float">
            <text:p>0</text:p>
          </table:table-cell>
          <table:table-cell table:formula="of:=[.B569]*100/SUM([.B569];[.D569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0]*100/SUM([.B570];[.C570])" office:value-type="float" office:value="0" calcext:value-type="float">
            <text:p>0</text:p>
          </table:table-cell>
          <table:table-cell table:formula="of:=[.B570]*100/SUM([.B570];[.D570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1]*100/SUM([.B571];[.C571])" office:value-type="float" office:value="0" calcext:value-type="float">
            <text:p>0</text:p>
          </table:table-cell>
          <table:table-cell table:formula="of:=[.B571]*100/SUM([.B571];[.D571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2]*100/SUM([.B572];[.C572])" office:value-type="float" office:value="0" calcext:value-type="float">
            <text:p>0</text:p>
          </table:table-cell>
          <table:table-cell table:formula="of:=[.B572]*100/SUM([.B572];[.D572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3]*100/SUM([.B573];[.C573])" office:value-type="float" office:value="0" calcext:value-type="float">
            <text:p>0</text:p>
          </table:table-cell>
          <table:table-cell table:formula="of:=[.B573]*100/SUM([.B573];[.D573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4]*100/SUM([.B574];[.C574])" office:value-type="string" office:string-value="" calcext:value-type="error">
            <text:p>#DIV/0!</text:p>
          </table:table-cell>
          <table:table-cell table:formula="of:=[.B574]*100/SUM([.B574];[.D574])" office:value-type="string" office:string-value="" calcext:value-type="error">
            <text:p>#DIV/0!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75]*100/SUM([.B575];[.C575])" office:value-type="float" office:value="0" calcext:value-type="float">
            <text:p>0</text:p>
          </table:table-cell>
          <table:table-cell table:formula="of:=[.B575]*100/SUM([.B575];[.D575])" office:value-type="string" office:string-value="" calcext:value-type="error">
            <text:p>#DIV/0!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6]*100/SUM([.B576];[.C576])" office:value-type="float" office:value="0" calcext:value-type="float">
            <text:p>0</text:p>
          </table:table-cell>
          <table:table-cell table:formula="of:=[.B576]*100/SUM([.B576];[.D576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7]*100/SUM([.B577];[.C577])" office:value-type="float" office:value="0" calcext:value-type="float">
            <text:p>0</text:p>
          </table:table-cell>
          <table:table-cell table:formula="of:=[.B577]*100/SUM([.B577];[.D577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78]*100/SUM([.B578];[.C578])" office:value-type="float" office:value="0" calcext:value-type="float">
            <text:p>0</text:p>
          </table:table-cell>
          <table:table-cell table:formula="of:=[.B578]*100/SUM([.B578];[.D578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79]*100/SUM([.B579];[.C579])" office:value-type="float" office:value="0" calcext:value-type="float">
            <text:p>0</text:p>
          </table:table-cell>
          <table:table-cell table:formula="of:=[.B579]*100/SUM([.B579];[.D579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0]*100/SUM([.B580];[.C580])" office:value-type="string" office:string-value="" calcext:value-type="error">
            <text:p>#DIV/0!</text:p>
          </table:table-cell>
          <table:table-cell table:formula="of:=[.B580]*100/SUM([.B580];[.D580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81]*100/SUM([.B581];[.C581])" office:value-type="float" office:value="0" calcext:value-type="float">
            <text:p>0</text:p>
          </table:table-cell>
          <table:table-cell table:formula="of:=[.B581]*100/SUM([.B581];[.D581])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2]*100/SUM([.B582];[.C582])" office:value-type="float" office:value="0" calcext:value-type="float">
            <text:p>0</text:p>
          </table:table-cell>
          <table:table-cell table:formula="of:=[.B582]*100/SUM([.B582];[.D582])" office:value-type="string" office:string-value="" calcext:value-type="error">
            <text:p>#DIV/0!</text:p>
          </table:table-cell>
          <table:table-cell table:style-name="ce2" table:formula="of:=SUM([.H2:.H581])/580" office:value-type="float" office:value="84.7816034482759" calcext:value-type="float">
            <text:p>84.7816034482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3]*100/SUM([.B583];[.C583])" office:value-type="float" office:value="0" calcext:value-type="float">
            <text:p>0</text:p>
          </table:table-cell>
          <table:table-cell table:formula="of:=[.B583]*100/SUM([.B583];[.D58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4]*100/SUM([.B584];[.C584])" office:value-type="float" office:value="0" calcext:value-type="float">
            <text:p>0</text:p>
          </table:table-cell>
          <table:table-cell table:formula="of:=[.B584]*100/SUM([.B584];[.D584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85]*100/SUM([.B585];[.C585])" office:value-type="float" office:value="0" calcext:value-type="float">
            <text:p>0</text:p>
          </table:table-cell>
          <table:table-cell table:formula="of:=[.B585]*100/SUM([.B585];[.D585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6]*100/SUM([.B586];[.C586])" office:value-type="string" office:string-value="" calcext:value-type="error">
            <text:p>#DIV/0!</text:p>
          </table:table-cell>
          <table:table-cell table:formula="of:=[.B586]*100/SUM([.B586];[.D586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7]*100/SUM([.B587];[.C587])" office:value-type="string" office:string-value="" calcext:value-type="error">
            <text:p>#DIV/0!</text:p>
          </table:table-cell>
          <table:table-cell table:formula="of:=[.B587]*100/SUM([.B587];[.D587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8]*100/SUM([.B588];[.C588])" office:value-type="string" office:string-value="" calcext:value-type="error">
            <text:p>#DIV/0!</text:p>
          </table:table-cell>
          <table:table-cell table:formula="of:=[.B588]*100/SUM([.B588];[.D588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9]*100/SUM([.B589];[.C589])" office:value-type="string" office:string-value="" calcext:value-type="error">
            <text:p>#DIV/0!</text:p>
          </table:table-cell>
          <table:table-cell table:formula="of:=[.B589]*100/SUM([.B589];[.D589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0]*100/SUM([.B590];[.C590])" office:value-type="float" office:value="0" calcext:value-type="float">
            <text:p>0</text:p>
          </table:table-cell>
          <table:table-cell table:formula="of:=[.B590]*100/SUM([.B590];[.D590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1]*100/SUM([.B591];[.C591])" office:value-type="float" office:value="0" calcext:value-type="float">
            <text:p>0</text:p>
          </table:table-cell>
          <table:table-cell table:formula="of:=[.B591]*100/SUM([.B591];[.D59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2]*100/SUM([.B592];[.C592])" office:value-type="float" office:value="0" calcext:value-type="float">
            <text:p>0</text:p>
          </table:table-cell>
          <table:table-cell table:formula="of:=[.B592]*100/SUM([.B592];[.D592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593]*100/SUM([.B593];[.C593])" office:value-type="string" office:string-value="" calcext:value-type="error">
            <text:p>#DIV/0!</text:p>
          </table:table-cell>
          <table:table-cell table:formula="of:=[.B593]*100/SUM([.B593];[.D59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4]*100/SUM([.B594];[.C594])" office:value-type="string" office:string-value="" calcext:value-type="error">
            <text:p>#DIV/0!</text:p>
          </table:table-cell>
          <table:table-cell table:formula="of:=[.B594]*100/SUM([.B594];[.D594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5]*100/SUM([.B595];[.C595])" office:value-type="string" office:string-value="" calcext:value-type="error">
            <text:p>#DIV/0!</text:p>
          </table:table-cell>
          <table:table-cell table:formula="of:=[.B595]*100/SUM([.B595];[.D59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6]*100/SUM([.B596];[.C596])" office:value-type="float" office:value="0" calcext:value-type="float">
            <text:p>0</text:p>
          </table:table-cell>
          <table:table-cell table:formula="of:=[.B596]*100/SUM([.B596];[.D596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7]*100/SUM([.B597];[.C597])" office:value-type="float" office:value="0" calcext:value-type="float">
            <text:p>0</text:p>
          </table:table-cell>
          <table:table-cell table:formula="of:=[.B597]*100/SUM([.B597];[.D597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598]*100/SUM([.B598];[.C598])" office:value-type="float" office:value="0" calcext:value-type="float">
            <text:p>0</text:p>
          </table:table-cell>
          <table:table-cell table:formula="of:=[.B598]*100/SUM([.B598];[.D598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599]*100/SUM([.B599];[.C599])" office:value-type="float" office:value="100" calcext:value-type="float">
            <text:p>100</text:p>
          </table:table-cell>
          <table:table-cell table:formula="of:=[.B599]*100/SUM([.B599];[.D599])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0]*100/SUM([.B600];[.C600])" office:value-type="string" office:string-value="" calcext:value-type="error">
            <text:p>#DIV/0!</text:p>
          </table:table-cell>
          <table:table-cell table:formula="of:=[.B600]*100/SUM([.B600];[.D600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01]*100/SUM([.B601];[.C601])" office:value-type="float" office:value="0" calcext:value-type="float">
            <text:p>0</text:p>
          </table:table-cell>
          <table:table-cell table:formula="of:=[.B601]*100/SUM([.B601];[.D601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2]*100/SUM([.B602];[.C602])" office:value-type="string" office:string-value="" calcext:value-type="error">
            <text:p>#DIV/0!</text:p>
          </table:table-cell>
          <table:table-cell table:formula="of:=[.B602]*100/SUM([.B602];[.D602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3]*100/SUM([.B603];[.C603])" office:value-type="string" office:string-value="" calcext:value-type="error">
            <text:p>#DIV/0!</text:p>
          </table:table-cell>
          <table:table-cell table:formula="of:=[.B603]*100/SUM([.B603];[.D603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4]*100/SUM([.B604];[.C604])" office:value-type="float" office:value="0" calcext:value-type="float">
            <text:p>0</text:p>
          </table:table-cell>
          <table:table-cell table:formula="of:=[.B604]*100/SUM([.B604];[.D604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5]*100/SUM([.B605];[.C605])" office:value-type="float" office:value="0" calcext:value-type="float">
            <text:p>0</text:p>
          </table:table-cell>
          <table:table-cell table:formula="of:=[.B605]*100/SUM([.B605];[.D605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6]*100/SUM([.B606];[.C606])" office:value-type="float" office:value="0" calcext:value-type="float">
            <text:p>0</text:p>
          </table:table-cell>
          <table:table-cell table:formula="of:=[.B606]*100/SUM([.B606];[.D606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7]*100/SUM([.B607];[.C607])" office:value-type="float" office:value="0" calcext:value-type="float">
            <text:p>0</text:p>
          </table:table-cell>
          <table:table-cell table:formula="of:=[.B607]*100/SUM([.B607];[.D607])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08]*100/SUM([.B608];[.C608])" office:value-type="float" office:value="0" calcext:value-type="float">
            <text:p>0</text:p>
          </table:table-cell>
          <table:table-cell table:formula="of:=[.B608]*100/SUM([.B608];[.D608])" office:value-type="string" office:string-value="" calcext:value-type="error">
            <text:p>#DIV/0!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9]*100/SUM([.B609];[.C609])" office:value-type="string" office:string-value="" calcext:value-type="error">
            <text:p>#DIV/0!</text:p>
          </table:table-cell>
          <table:table-cell table:formula="of:=[.B609]*100/SUM([.B609];[.D609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0]*100/SUM([.B610];[.C610])" office:value-type="string" office:string-value="" calcext:value-type="error">
            <text:p>#DIV/0!</text:p>
          </table:table-cell>
          <table:table-cell table:formula="of:=[.B610]*100/SUM([.B610];[.D610]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1]*100/SUM([.B611];[.C611])" office:value-type="string" office:string-value="" calcext:value-type="error">
            <text:p>#DIV/0!</text:p>
          </table:table-cell>
          <table:table-cell table:formula="of:=[.B611]*100/SUM([.B611];[.D611])" office:value-type="float" office:value="0" calcext:value-type="float">
            <text:p>0</text:p>
          </table:table-cell>
          <table:table-cell/>
          <table:table-cell table:style-name="ce2" table:formula="of:=SUM([.I2:.I610])/609" office:value-type="float" office:value="86.3711001642036" calcext:value-type="float">
            <text:p>86.371100164203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12]*100/SUM([.B612];[.C612])" office:value-type="string" office:string-value="" calcext:value-type="error">
            <text:p>#DIV/0!</text:p>
          </table:table-cell>
          <table:table-cell table:formula="of:=[.B612]*100/SUM([.B612];[.D61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formula="of:=[.B613]*100/SUM([.B613];[.C613])" office:value-type="string" office:string-value="" calcext:value-type="error">
            <text:p>#DIV/0!</text:p>
          </table:table-cell>
          <table:table-cell table:formula="of:=[.B613]*100/SUM([.B613];[.D6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4]*100/SUM([.B614];[.C614])" office:value-type="string" office:string-value="" calcext:value-type="error">
            <text:p>#DIV/0!</text:p>
          </table:table-cell>
          <table:table-cell table:formula="of:=[.B614]*100/SUM([.B614];[.D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615]*100/SUM([.B615];[.C615])" office:value-type="float" office:value="0" calcext:value-type="float">
            <text:p>0</text:p>
          </table:table-cell>
          <table:table-cell table:formula="of:=[.B615]*100/SUM([.B615];[.D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16]*100/SUM([.B616];[.C616])" office:value-type="float" office:value="50" calcext:value-type="float">
            <text:p>50</text:p>
          </table:table-cell>
          <table:table-cell table:formula="of:=[.B616]*100/SUM([.B616];[.D61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7]*100/SUM([.B617];[.C617])" office:value-type="float" office:value="100" calcext:value-type="float">
            <text:p>100</text:p>
          </table:table-cell>
          <table:table-cell table:formula="of:=[.B617]*100/SUM([.B617];[.D61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8]*100/SUM([.B618];[.C618])" office:value-type="float" office:value="100" calcext:value-type="float">
            <text:p>100</text:p>
          </table:table-cell>
          <table:table-cell table:formula="of:=[.B618]*100/SUM([.B618];[.D61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19]*100/SUM([.B619];[.C619])" office:value-type="float" office:value="100" calcext:value-type="float">
            <text:p>100</text:p>
          </table:table-cell>
          <table:table-cell table:formula="of:=[.B619]*100/SUM([.B619];[.D61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0]*100/SUM([.B620];[.C620])" office:value-type="float" office:value="100" calcext:value-type="float">
            <text:p>100</text:p>
          </table:table-cell>
          <table:table-cell table:formula="of:=[.B620]*100/SUM([.B620];[.D62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1]*100/SUM([.B621];[.C621])" office:value-type="float" office:value="100" calcext:value-type="float">
            <text:p>100</text:p>
          </table:table-cell>
          <table:table-cell table:formula="of:=[.B621]*100/SUM([.B621];[.D62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2]*100/SUM([.B622];[.C622])" office:value-type="float" office:value="100" calcext:value-type="float">
            <text:p>100</text:p>
          </table:table-cell>
          <table:table-cell table:formula="of:=[.B622]*100/SUM([.B622];[.D6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3]*100/SUM([.B623];[.C623])" office:value-type="float" office:value="100" calcext:value-type="float">
            <text:p>100</text:p>
          </table:table-cell>
          <table:table-cell table:formula="of:=[.B623]*100/SUM([.B623];[.D62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4]*100/SUM([.B624];[.C624])" office:value-type="float" office:value="100" calcext:value-type="float">
            <text:p>100</text:p>
          </table:table-cell>
          <table:table-cell table:formula="of:=[.B624]*100/SUM([.B624];[.D62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5]*100/SUM([.B625];[.C625])" office:value-type="float" office:value="100" calcext:value-type="float">
            <text:p>100</text:p>
          </table:table-cell>
          <table:table-cell table:formula="of:=[.B625]*100/SUM([.B625];[.D6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6]*100/SUM([.B626];[.C626])" office:value-type="float" office:value="100" calcext:value-type="float">
            <text:p>100</text:p>
          </table:table-cell>
          <table:table-cell table:formula="of:=[.B626]*100/SUM([.B626];[.D62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7]*100/SUM([.B627];[.C627])" office:value-type="float" office:value="100" calcext:value-type="float">
            <text:p>100</text:p>
          </table:table-cell>
          <table:table-cell table:formula="of:=[.B627]*100/SUM([.B627];[.D62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8]*100/SUM([.B628];[.C628])" office:value-type="float" office:value="100" calcext:value-type="float">
            <text:p>100</text:p>
          </table:table-cell>
          <table:table-cell table:formula="of:=[.B628]*100/SUM([.B628];[.D62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29]*100/SUM([.B629];[.C629])" office:value-type="float" office:value="100" calcext:value-type="float">
            <text:p>100</text:p>
          </table:table-cell>
          <table:table-cell table:formula="of:=[.B629]*100/SUM([.B629];[.D62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30]*100/SUM([.B630];[.C630])" office:value-type="string" office:string-value="" calcext:value-type="error">
            <text:p>#DIV/0!</text:p>
          </table:table-cell>
          <table:table-cell table:formula="of:=[.B630]*100/SUM([.B630];[.D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31]*100/SUM([.B631];[.C631])" office:value-type="float" office:value="20" calcext:value-type="float">
            <text:p>20</text:p>
          </table:table-cell>
          <table:table-cell table:formula="of:=[.B631]*100/SUM([.B631];[.D63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32]*100/SUM([.B632];[.C632])" office:value-type="float" office:value="50" calcext:value-type="float">
            <text:p>50</text:p>
          </table:table-cell>
          <table:table-cell table:formula="of:=[.B632]*100/SUM([.B632];[.D63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3]*100/SUM([.B633];[.C633])" office:value-type="float" office:value="100" calcext:value-type="float">
            <text:p>100</text:p>
          </table:table-cell>
          <table:table-cell table:formula="of:=[.B633]*100/SUM([.B633];[.D63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4]*100/SUM([.B634];[.C634])" office:value-type="float" office:value="100" calcext:value-type="float">
            <text:p>100</text:p>
          </table:table-cell>
          <table:table-cell table:formula="of:=[.B634]*100/SUM([.B634];[.D63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5]*100/SUM([.B635];[.C635])" office:value-type="float" office:value="100" calcext:value-type="float">
            <text:p>100</text:p>
          </table:table-cell>
          <table:table-cell table:formula="of:=[.B635]*100/SUM([.B635];[.D63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6]*100/SUM([.B636];[.C636])" office:value-type="float" office:value="100" calcext:value-type="float">
            <text:p>100</text:p>
          </table:table-cell>
          <table:table-cell table:formula="of:=[.B636]*100/SUM([.B636];[.D63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7]*100/SUM([.B637];[.C637])" office:value-type="float" office:value="100" calcext:value-type="float">
            <text:p>100</text:p>
          </table:table-cell>
          <table:table-cell table:formula="of:=[.B637]*100/SUM([.B637];[.D63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8]*100/SUM([.B638];[.C638])" office:value-type="float" office:value="100" calcext:value-type="float">
            <text:p>100</text:p>
          </table:table-cell>
          <table:table-cell table:formula="of:=[.B638]*100/SUM([.B638];[.D63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39]*100/SUM([.B639];[.C639])" office:value-type="float" office:value="100" calcext:value-type="float">
            <text:p>100</text:p>
          </table:table-cell>
          <table:table-cell table:formula="of:=[.B639]*100/SUM([.B639];[.D63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0]*100/SUM([.B640];[.C640])" office:value-type="float" office:value="100" calcext:value-type="float">
            <text:p>100</text:p>
          </table:table-cell>
          <table:table-cell table:formula="of:=[.B640]*100/SUM([.B640];[.D64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1]*100/SUM([.B641];[.C641])" office:value-type="float" office:value="100" calcext:value-type="float">
            <text:p>100</text:p>
          </table:table-cell>
          <table:table-cell table:formula="of:=[.B641]*100/SUM([.B641];[.D64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2]*100/SUM([.B642];[.C642])" office:value-type="float" office:value="100" calcext:value-type="float">
            <text:p>100</text:p>
          </table:table-cell>
          <table:table-cell table:formula="of:=[.B642]*100/SUM([.B642];[.D64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3]*100/SUM([.B643];[.C643])" office:value-type="float" office:value="100" calcext:value-type="float">
            <text:p>100</text:p>
          </table:table-cell>
          <table:table-cell table:formula="of:=[.B643]*100/SUM([.B643];[.D64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4]*100/SUM([.B644];[.C644])" office:value-type="float" office:value="100" calcext:value-type="float">
            <text:p>100</text:p>
          </table:table-cell>
          <table:table-cell table:formula="of:=[.B644]*100/SUM([.B644];[.D64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5]*100/SUM([.B645];[.C645])" office:value-type="float" office:value="100" calcext:value-type="float">
            <text:p>100</text:p>
          </table:table-cell>
          <table:table-cell table:formula="of:=[.B645]*100/SUM([.B645];[.D64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6]*100/SUM([.B646];[.C646])" office:value-type="float" office:value="100" calcext:value-type="float">
            <text:p>100</text:p>
          </table:table-cell>
          <table:table-cell table:formula="of:=[.B646]*100/SUM([.B646];[.D64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7]*100/SUM([.B647];[.C647])" office:value-type="float" office:value="100" calcext:value-type="float">
            <text:p>100</text:p>
          </table:table-cell>
          <table:table-cell table:formula="of:=[.B647]*100/SUM([.B647];[.D64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8]*100/SUM([.B648];[.C648])" office:value-type="float" office:value="100" calcext:value-type="float">
            <text:p>100</text:p>
          </table:table-cell>
          <table:table-cell table:formula="of:=[.B648]*100/SUM([.B648];[.D64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49]*100/SUM([.B649];[.C649])" office:value-type="float" office:value="100" calcext:value-type="float">
            <text:p>100</text:p>
          </table:table-cell>
          <table:table-cell table:formula="of:=[.B649]*100/SUM([.B649];[.D64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0]*100/SUM([.B650];[.C650])" office:value-type="float" office:value="100" calcext:value-type="float">
            <text:p>100</text:p>
          </table:table-cell>
          <table:table-cell table:formula="of:=[.B650]*100/SUM([.B650];[.D65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51]*100/SUM([.B651];[.C651])" office:value-type="string" office:string-value="" calcext:value-type="error">
            <text:p>#DIV/0!</text:p>
          </table:table-cell>
          <table:table-cell table:formula="of:=[.B651]*100/SUM([.B651];[.D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52]*100/SUM([.B652];[.C652])" office:value-type="float" office:value="33.3333333333333" calcext:value-type="float">
            <text:p>33.3333333333333</text:p>
          </table:table-cell>
          <table:table-cell table:formula="of:=[.B652]*100/SUM([.B652];[.D65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3]*100/SUM([.B653];[.C653])" office:value-type="float" office:value="100" calcext:value-type="float">
            <text:p>100</text:p>
          </table:table-cell>
          <table:table-cell table:formula="of:=[.B653]*100/SUM([.B653];[.D65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4]*100/SUM([.B654];[.C654])" office:value-type="float" office:value="100" calcext:value-type="float">
            <text:p>100</text:p>
          </table:table-cell>
          <table:table-cell table:formula="of:=[.B654]*100/SUM([.B654];[.D65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5]*100/SUM([.B655];[.C655])" office:value-type="float" office:value="100" calcext:value-type="float">
            <text:p>100</text:p>
          </table:table-cell>
          <table:table-cell table:formula="of:=[.B655]*100/SUM([.B655];[.D65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6]*100/SUM([.B656];[.C656])" office:value-type="float" office:value="100" calcext:value-type="float">
            <text:p>100</text:p>
          </table:table-cell>
          <table:table-cell table:formula="of:=[.B656]*100/SUM([.B656];[.D65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7]*100/SUM([.B657];[.C657])" office:value-type="float" office:value="100" calcext:value-type="float">
            <text:p>100</text:p>
          </table:table-cell>
          <table:table-cell table:formula="of:=[.B657]*100/SUM([.B657];[.D657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8]*100/SUM([.B658];[.C658])" office:value-type="float" office:value="100" calcext:value-type="float">
            <text:p>100</text:p>
          </table:table-cell>
          <table:table-cell table:formula="of:=[.B658]*100/SUM([.B658];[.D658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59]*100/SUM([.B659];[.C659])" office:value-type="float" office:value="100" calcext:value-type="float">
            <text:p>100</text:p>
          </table:table-cell>
          <table:table-cell table:formula="of:=[.B659]*100/SUM([.B659];[.D659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0]*100/SUM([.B660];[.C660])" office:value-type="float" office:value="100" calcext:value-type="float">
            <text:p>100</text:p>
          </table:table-cell>
          <table:table-cell table:formula="of:=[.B660]*100/SUM([.B660];[.D66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1]*100/SUM([.B661];[.C661])" office:value-type="float" office:value="100" calcext:value-type="float">
            <text:p>100</text:p>
          </table:table-cell>
          <table:table-cell table:formula="of:=[.B661]*100/SUM([.B661];[.D66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2]*100/SUM([.B662];[.C662])" office:value-type="float" office:value="100" calcext:value-type="float">
            <text:p>100</text:p>
          </table:table-cell>
          <table:table-cell table:formula="of:=[.B662]*100/SUM([.B662];[.D66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3]*100/SUM([.B663];[.C663])" office:value-type="float" office:value="100" calcext:value-type="float">
            <text:p>100</text:p>
          </table:table-cell>
          <table:table-cell table:formula="of:=[.B663]*100/SUM([.B663];[.D663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4]*100/SUM([.B664];[.C664])" office:value-type="string" office:string-value="" calcext:value-type="error">
            <text:p>#DIV/0!</text:p>
          </table:table-cell>
          <table:table-cell table:formula="of:=[.B664]*100/SUM([.B664];[.D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5]*100/SUM([.B665];[.C665])" office:value-type="float" office:value="100" calcext:value-type="float">
            <text:p>100</text:p>
          </table:table-cell>
          <table:table-cell table:formula="of:=[.B665]*100/SUM([.B665];[.D66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666]*100/SUM([.B666];[.C666])" office:value-type="float" office:value="100" calcext:value-type="float">
            <text:p>100</text:p>
          </table:table-cell>
          <table:table-cell table:formula="of:=[.B666]*100/SUM([.B666];[.D666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=526</text:p>
          </table:table-cell>
          <table:table-cell office:value-type="string" calcext:value-type="string">
            <text:p>Total=147</text:p>
          </table:table-cell>
          <table:table-cell office:value-type="string" calcext:value-type="string">
            <text:p>Total=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=78.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all= 86.3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1= 82.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2:37:41.830080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32:59.107237304</meta:creation-date>
    <dc:date>2019-04-29T12:40:25.632112381</dc:date>
    <meta:editing-duration>PT26M22S</meta:editing-duration>
    <meta:editing-cycles>5</meta:editing-cycles>
    <meta:generator>LibreOffice/6.0.7.3$Linux_X86_64 LibreOffice_project/00m0$Build-3</meta:generator>
    <meta:document-statistic meta:table-count="1" meta:cell-count="5247" meta:object-count="0"/>
  </office:meta>
</office:document-meta>
</file>